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fo:font-size="12pt" officeooo:rsid="008962dc" officeooo:paragraph-rsid="008962dc" style:font-size-asian="12pt" style:font-size-complex="12pt"/>
    </style:style>
    <style:style style:name="P2" style:family="paragraph" style:parent-style-name="Standard">
      <style:paragraph-properties fo:text-align="justify" style:justify-single-word="false"/>
      <style:text-properties fo:color="#000000" fo:font-size="12pt" officeooo:paragraph-rsid="002bb621" style:font-size-asian="12pt" style:font-size-complex="12pt"/>
    </style:style>
    <style:style style:name="P3" style:family="paragraph" style:parent-style-name="Standard">
      <style:paragraph-properties fo:text-align="justify" style:justify-single-word="false"/>
      <style:text-properties fo:color="#000000" fo:font-size="12pt" officeooo:paragraph-rsid="002bef1c" style:font-size-asian="12pt" style:font-size-complex="12pt"/>
    </style:style>
    <style:style style:name="P4" style:family="paragraph" style:parent-style-name="Standard">
      <style:paragraph-properties fo:text-align="justify" style:justify-single-word="false"/>
      <style:text-properties fo:color="#000000" fo:font-size="12pt" officeooo:paragraph-rsid="002e460f" style:font-size-asian="12pt" style:font-size-complex="12pt"/>
    </style:style>
    <style:style style:name="P5" style:family="paragraph" style:parent-style-name="Standard">
      <style:paragraph-properties fo:text-align="justify" style:justify-single-word="false"/>
      <style:text-properties fo:color="#000000" fo:font-size="12pt" officeooo:paragraph-rsid="0035a06e" style:font-size-asian="12pt" style:font-size-complex="12pt"/>
    </style:style>
    <style:style style:name="P6" style:family="paragraph" style:parent-style-name="Standard">
      <style:paragraph-properties fo:text-align="justify" style:justify-single-word="false"/>
      <style:text-properties fo:color="#000000" fo:font-size="12pt" officeooo:paragraph-rsid="0085850d" style:font-size-asian="12pt" style:font-size-complex="12pt"/>
    </style:style>
    <style:style style:name="P7" style:family="paragraph" style:parent-style-name="Standard">
      <style:paragraph-properties fo:text-align="justify" style:justify-single-word="false"/>
      <style:text-properties fo:color="#000000" fo:font-size="12pt" officeooo:paragraph-rsid="002fa6b3" style:font-size-asian="12pt" style:font-size-complex="12pt"/>
    </style:style>
    <style:style style:name="P8" style:family="paragraph" style:parent-style-name="Standard">
      <style:paragraph-properties fo:text-align="justify" style:justify-single-word="false"/>
      <style:text-properties fo:color="#000000" fo:font-size="12pt" officeooo:paragraph-rsid="001b1b83" style:font-size-asian="12pt" style:font-size-complex="12pt"/>
    </style:style>
    <style:style style:name="P9" style:family="paragraph" style:parent-style-name="Standard">
      <style:paragraph-properties fo:text-align="justify" style:justify-single-word="false"/>
      <style:text-properties fo:color="#000000" fo:font-size="12pt" officeooo:paragraph-rsid="003d0714" style:font-size-asian="12pt" style:font-size-complex="12pt"/>
    </style:style>
    <style:style style:name="P10" style:family="paragraph" style:parent-style-name="Standard">
      <style:paragraph-properties fo:text-align="justify" style:justify-single-word="false"/>
      <style:text-properties fo:color="#000000" fo:font-size="12pt" officeooo:paragraph-rsid="007e965c" style:font-size-asian="12pt" style:font-size-complex="12pt"/>
    </style:style>
    <style:style style:name="P11" style:family="paragraph" style:parent-style-name="Standard">
      <style:paragraph-properties fo:text-align="justify" style:justify-single-word="false"/>
      <style:text-properties fo:color="#000000" fo:font-size="12pt" officeooo:paragraph-rsid="003e2490" style:font-size-asian="12pt" style:font-size-complex="12pt"/>
    </style:style>
    <style:style style:name="P12" style:family="paragraph" style:parent-style-name="Standard">
      <style:paragraph-properties fo:text-align="justify" style:justify-single-word="false"/>
      <style:text-properties fo:color="#000000" fo:font-size="12pt" officeooo:paragraph-rsid="003e66fd" style:font-size-asian="12pt" style:font-size-complex="12pt"/>
    </style:style>
    <style:style style:name="P13" style:family="paragraph" style:parent-style-name="Standard">
      <style:paragraph-properties fo:text-align="justify" style:justify-single-word="false"/>
      <style:text-properties fo:color="#000000" fo:font-size="12pt" officeooo:paragraph-rsid="00182c9d" style:font-size-asian="12pt" style:font-size-complex="12pt"/>
    </style:style>
    <style:style style:name="P14" style:family="paragraph" style:parent-style-name="Standard">
      <style:paragraph-properties fo:text-align="justify" style:justify-single-word="false"/>
      <style:text-properties fo:color="#000000" fo:font-size="12pt" officeooo:paragraph-rsid="001cf409" style:font-size-asian="12pt" style:font-size-complex="12pt"/>
    </style:style>
    <style:style style:name="P15" style:family="paragraph" style:parent-style-name="Standard">
      <style:paragraph-properties fo:text-align="justify" style:justify-single-word="false"/>
      <style:text-properties fo:color="#000000" fo:font-size="12pt" officeooo:paragraph-rsid="0019fa70" style:font-size-asian="12pt" style:font-size-complex="12pt"/>
    </style:style>
    <style:style style:name="P16" style:family="paragraph" style:parent-style-name="Standard">
      <style:paragraph-properties fo:text-align="justify" style:justify-single-word="false"/>
      <style:text-properties fo:color="#000000" fo:font-size="12pt" officeooo:paragraph-rsid="0050eac5" style:font-size-asian="12pt" style:font-size-complex="12pt"/>
    </style:style>
    <style:style style:name="P17" style:family="paragraph" style:parent-style-name="Standard">
      <style:paragraph-properties fo:text-align="justify" style:justify-single-word="false"/>
      <style:text-properties fo:color="#000000" fo:font-size="12pt" officeooo:rsid="002bb621" officeooo:paragraph-rsid="002bb621" style:font-size-asian="12pt" style:font-size-complex="12pt"/>
    </style:style>
    <style:style style:name="P18" style:family="paragraph" style:parent-style-name="Standard">
      <style:paragraph-properties fo:text-align="justify" style:justify-single-word="false"/>
      <style:text-properties fo:color="#000000" fo:font-size="12pt" officeooo:rsid="007cbdc1" officeooo:paragraph-rsid="007cbdc1" style:font-size-asian="12pt" style:font-size-complex="12pt"/>
    </style:style>
    <style:style style:name="P19" style:family="paragraph" style:parent-style-name="Standard">
      <style:paragraph-properties fo:text-align="justify" style:justify-single-word="false"/>
      <style:text-properties fo:color="#000000" fo:font-size="12pt" officeooo:rsid="0039aa93" officeooo:paragraph-rsid="0039aa93" style:font-size-asian="12pt" style:font-size-complex="12pt"/>
    </style:style>
    <style:style style:name="P20" style:family="paragraph" style:parent-style-name="Standard">
      <style:paragraph-properties fo:text-align="justify" style:justify-single-word="false"/>
      <style:text-properties fo:color="#000000" fo:font-size="12pt" officeooo:rsid="00357d51" officeooo:paragraph-rsid="00357d51" style:font-size-asian="12pt" style:font-size-complex="12pt"/>
    </style:style>
    <style:style style:name="P21" style:family="paragraph" style:parent-style-name="Standard">
      <style:paragraph-properties fo:text-align="justify" style:justify-single-word="false"/>
      <style:text-properties fo:color="#000000" fo:font-size="12pt" officeooo:rsid="003d0714" officeooo:paragraph-rsid="0046ab23" style:font-size-asian="12pt" style:font-size-complex="12pt"/>
    </style:style>
    <style:style style:name="P22" style:family="paragraph" style:parent-style-name="Standard">
      <style:paragraph-properties fo:text-align="justify" style:justify-single-word="false"/>
      <style:text-properties fo:color="#000000" fo:font-size="12pt" officeooo:rsid="00144124" officeooo:paragraph-rsid="006525f5" style:font-size-asian="12pt" style:font-size-complex="12pt"/>
    </style:style>
    <style:style style:name="P23" style:family="paragraph" style:parent-style-name="Standard">
      <style:paragraph-properties fo:text-align="justify" style:justify-single-word="false"/>
      <style:text-properties fo:color="#000000" fo:font-size="12pt" officeooo:rsid="00524ef9" officeooo:paragraph-rsid="00524ef9" style:font-size-asian="12pt" style:font-size-complex="12pt"/>
    </style:style>
    <style:style style:name="P24" style:family="paragraph" style:parent-style-name="Standard">
      <style:paragraph-properties fo:text-align="justify" style:justify-single-word="false"/>
      <style:text-properties fo:color="#000000" fo:font-size="12pt" officeooo:rsid="00378e0b" officeooo:paragraph-rsid="0085850d" style:font-size-asian="12pt" style:font-size-complex="12pt"/>
    </style:style>
    <style:style style:name="P25" style:family="paragraph" style:parent-style-name="Standard">
      <style:paragraph-properties fo:text-align="justify" style:justify-single-word="false"/>
      <style:text-properties fo:color="#000000" fo:font-size="12pt" style:text-underline-style="solid" style:text-underline-width="auto" style:text-underline-color="font-color" fo:font-weight="bold" officeooo:rsid="004f7950" officeooo:paragraph-rsid="004f7950" fo:background-color="#ffff00"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color="#000000" fo:font-size="12pt" style:text-underline-style="solid" style:text-underline-width="auto" style:text-underline-color="font-color" fo:font-weight="bold" officeooo:rsid="0050eac5" officeooo:paragraph-rsid="0050eac5" fo:background-color="#ffff00"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color="#000000" fo:font-size="12pt" style:text-underline-style="solid" style:text-underline-width="auto" style:text-underline-color="font-color" fo:font-weight="bold" officeooo:rsid="00287437" officeooo:paragraph-rsid="00996283" fo:background-color="#ffff00" style:font-size-asian="12pt" style:font-weight-asian="bold" style:font-size-complex="12pt" style:font-weight-complex="bold"/>
    </style:style>
    <style:style style:name="P28" style:family="paragraph" style:parent-style-name="Standard">
      <style:paragraph-properties fo:text-align="justify" style:justify-single-word="false"/>
      <style:text-properties fo:color="#000000" fo:font-size="12pt" style:text-underline-style="solid" style:text-underline-width="auto" style:text-underline-color="font-color" fo:font-weight="bold" officeooo:rsid="0033113f" officeooo:paragraph-rsid="002fa6b3" style:font-size-asian="12pt" style:font-weight-asian="bold" style:font-size-complex="12pt" style:font-weight-complex="bold"/>
    </style:style>
    <style:style style:name="P29" style:family="paragraph" style:parent-style-name="Standard">
      <style:paragraph-properties fo:text-align="justify" style:justify-single-word="false"/>
      <style:text-properties fo:color="#000000" fo:font-size="12pt" style:text-underline-style="solid" style:text-underline-width="auto" style:text-underline-color="font-color" fo:font-weight="bold" officeooo:rsid="004da531" officeooo:paragraph-rsid="001cf409"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color="#000000" fo:font-size="12pt" style:text-underline-style="solid" style:text-underline-width="auto" style:text-underline-color="font-color" fo:font-weight="bold" officeooo:rsid="004f7950" officeooo:paragraph-rsid="004f7950"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color="#000000" fo:font-size="12pt" style:text-underline-style="solid" style:text-underline-width="auto" style:text-underline-color="font-color" fo:font-weight="bold" officeooo:paragraph-rsid="0050eac5" style:font-size-asian="12pt" style:font-weight-asian="bold" style:font-size-complex="12pt" style:font-weight-complex="bold"/>
    </style:style>
    <style:style style:name="P32" style:family="paragraph" style:parent-style-name="Standard">
      <style:paragraph-properties fo:text-align="justify" style:justify-single-word="false"/>
      <style:text-properties fo:color="#000000" fo:font-size="12pt" fo:font-weight="bold" officeooo:paragraph-rsid="00287437" style:font-size-asian="12pt" style:font-weight-asian="bold" style:font-size-complex="12pt" style:font-weight-complex="bold"/>
    </style:style>
    <style:style style:name="P33" style:family="paragraph" style:parent-style-name="Standard">
      <style:paragraph-properties fo:text-align="justify" style:justify-single-word="false"/>
      <style:text-properties fo:color="#000000" fo:font-size="12pt" fo:font-weight="bold" officeooo:paragraph-rsid="002bb621" style:font-size-asian="12pt" style:font-weight-asian="bold" style:font-size-complex="12pt" style:font-weight-complex="bold"/>
    </style:style>
    <style:style style:name="P34" style:family="paragraph" style:parent-style-name="Standard">
      <style:paragraph-properties fo:text-align="justify" style:justify-single-word="false"/>
      <style:text-properties fo:color="#000000" fo:font-size="12pt" fo:font-weight="bold" officeooo:paragraph-rsid="003af464" style:font-size-asian="12pt" style:font-weight-asian="bold" style:font-size-complex="12pt" style:font-weight-complex="bold"/>
    </style:style>
    <style:style style:name="P35" style:family="paragraph" style:parent-style-name="Standard">
      <style:paragraph-properties fo:text-align="justify" style:justify-single-word="false"/>
      <style:text-properties fo:color="#000000" fo:font-size="12pt" fo:font-weight="bold" officeooo:paragraph-rsid="003e2490" style:font-size-asian="12pt" style:font-weight-asian="bold" style:font-size-complex="12pt" style:font-weight-complex="bold"/>
    </style:style>
    <style:style style:name="P36" style:family="paragraph" style:parent-style-name="Standard">
      <style:paragraph-properties fo:text-align="justify" style:justify-single-word="false"/>
      <style:text-properties fo:color="#000000" fo:font-size="12pt" fo:font-weight="bold" officeooo:paragraph-rsid="0019fa70" style:font-size-asian="12pt" style:font-weight-asian="bold" style:font-size-complex="12pt" style:font-weight-complex="bold"/>
    </style:style>
    <style:style style:name="P37" style:family="paragraph" style:parent-style-name="Standard">
      <style:paragraph-properties fo:text-align="justify" style:justify-single-word="false"/>
      <style:text-properties fo:color="#000000" fo:font-size="12pt" fo:font-weight="bold" officeooo:paragraph-rsid="0050eac5" style:font-size-asian="12pt" style:font-weight-asian="bold" style:font-size-complex="12pt" style:font-weight-complex="bold"/>
    </style:style>
    <style:style style:name="P38" style:family="paragraph" style:parent-style-name="Standard">
      <style:paragraph-properties fo:text-align="justify" style:justify-single-word="false"/>
      <style:text-properties fo:color="#000000" fo:font-size="12pt" fo:font-weight="bold" officeooo:rsid="003e2490" officeooo:paragraph-rsid="003e2490" style:font-size-asian="12pt" style:font-weight-asian="bold" style:font-size-complex="12pt" style:font-weight-complex="bold"/>
    </style:style>
    <style:style style:name="P39" style:family="paragraph" style:parent-style-name="Standard">
      <style:paragraph-properties fo:text-align="justify" style:justify-single-word="false"/>
      <style:text-properties fo:color="#000000" fo:font-size="12pt" fo:font-weight="bold" officeooo:rsid="005a8bfa" officeooo:paragraph-rsid="005a8bfa" style:font-size-asian="12pt" style:font-weight-asian="bold" style:font-size-complex="12pt" style:font-weight-complex="bold"/>
    </style:style>
    <style:style style:name="P40" style:family="paragraph" style:parent-style-name="Standard">
      <style:paragraph-properties fo:text-align="justify" style:justify-single-word="false"/>
      <style:text-properties fo:color="#000000" fo:font-size="12pt" fo:font-weight="bold" officeooo:rsid="005acf50" officeooo:paragraph-rsid="005acf50" style:font-size-asian="12pt" style:font-weight-asian="bold" style:font-size-complex="12pt" style:font-weight-complex="bold"/>
    </style:style>
    <style:style style:name="P41" style:family="paragraph" style:parent-style-name="Standard">
      <style:paragraph-properties fo:text-align="justify" style:justify-single-word="false"/>
      <style:text-properties fo:color="#000000" fo:font-size="12pt" fo:font-weight="bold" officeooo:rsid="005acf50" officeooo:paragraph-rsid="00616fd0" style:font-size-asian="12pt" style:font-weight-asian="bold" style:font-size-complex="12pt" style:font-weight-complex="bold"/>
    </style:style>
    <style:style style:name="P42" style:family="paragraph" style:parent-style-name="Standard">
      <style:paragraph-properties fo:text-align="justify" style:justify-single-word="false"/>
      <style:text-properties fo:color="#000000" fo:font-size="12pt" fo:font-weight="bold" officeooo:rsid="00111e27" officeooo:paragraph-rsid="006525f5" fo:background-color="transparent" style:font-size-asian="12pt" style:font-weight-asian="bold" style:font-size-complex="12pt" style:font-weight-complex="bold"/>
    </style:style>
    <style:style style:name="P43" style:family="paragraph" style:parent-style-name="Standard">
      <style:paragraph-properties fo:text-align="justify" style:justify-single-word="false"/>
      <style:text-properties fo:color="#000000" fo:font-size="12pt" fo:font-weight="bold" officeooo:rsid="00111e27" officeooo:paragraph-rsid="006525f5" fo:background-color="#ffff00" style:font-size-asian="12pt" style:font-weight-asian="bold" style:font-size-complex="12pt" style:font-weight-complex="bold"/>
    </style:style>
    <style:style style:name="P44" style:family="paragraph" style:parent-style-name="Standard">
      <style:paragraph-properties fo:text-align="justify" style:justify-single-word="false"/>
      <style:text-properties fo:color="#000000" fo:font-size="12pt" officeooo:paragraph-rsid="001b1b83" fo:background-color="transparent" style:font-size-asian="12pt" style:font-size-complex="12pt"/>
    </style:style>
    <style:style style:name="P45" style:family="paragraph" style:parent-style-name="Standard">
      <style:paragraph-properties fo:text-align="justify" style:justify-single-word="false"/>
      <style:text-properties fo:color="#000000" fo:font-size="12pt" fo:font-weight="normal" officeooo:rsid="006a0a77" officeooo:paragraph-rsid="006a0a77" fo:background-color="transparent"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color="#000000" fo:font-size="12pt" fo:font-weight="normal" officeooo:rsid="006a0a77" officeooo:paragraph-rsid="007b1c1b" fo:background-color="transparent"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fo:color="#000000" fo:font-size="12pt" fo:font-weight="normal" officeooo:rsid="0085850d" officeooo:paragraph-rsid="008962dc" fo:background-color="transparent"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color="#000000" fo:font-size="12pt" fo:font-weight="normal" officeooo:rsid="007a1852" officeooo:paragraph-rsid="007a1852" fo:background-color="transparent"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fo:color="#000000" fo:font-size="12pt" fo:font-weight="normal" officeooo:rsid="003e2490" officeooo:paragraph-rsid="003e2490"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fo:color="#000000" fo:font-size="12pt" fo:font-weight="normal" officeooo:rsid="005a8bfa" officeooo:paragraph-rsid="005a8bfa"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color="#000000" fo:font-size="12pt" fo:font-weight="normal" officeooo:rsid="005acf50" officeooo:paragraph-rsid="005acf50"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fo:color="#000000" fo:font-size="12pt" fo:font-weight="normal" officeooo:rsid="005acf50" officeooo:paragraph-rsid="00616fd0"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fo:color="#000000" fo:font-size="12pt" fo:font-weight="normal" officeooo:rsid="00617ce1" officeooo:paragraph-rsid="00617ce1"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fo:color="#000000" fo:font-size="12pt" fo:language="en" fo:country="US" fo:font-weight="bold" officeooo:rsid="005acf50" officeooo:paragraph-rsid="005acf50" style:font-size-asian="12pt" style:font-weight-asian="bold" style:font-size-complex="12pt" style:font-weight-complex="bold"/>
    </style:style>
    <style:style style:name="P55" style:family="paragraph" style:parent-style-name="Standard">
      <style:paragraph-properties fo:text-align="justify" style:justify-single-word="false"/>
      <style:text-properties fo:color="#000000" style:text-line-through-style="solid" style:text-line-through-type="single" fo:font-size="12pt" fo:font-weight="bold" officeooo:paragraph-rsid="00182c9d" fo:background-color="#ffff00" style:font-size-asian="12pt" style:font-weight-asian="bold" style:font-size-complex="12pt" style:font-weight-complex="bold"/>
    </style:style>
    <style:style style:name="P56" style:family="paragraph" style:parent-style-name="Standard">
      <style:paragraph-properties fo:text-align="justify" style:justify-single-word="false"/>
      <style:text-properties fo:color="#000000" style:text-line-through-style="solid" style:text-line-through-type="single" fo:font-size="12pt" fo:font-weight="bold" officeooo:paragraph-rsid="00438f18" fo:background-color="#ffff00" style:font-size-asian="12pt" style:font-weight-asian="bold" style:font-size-complex="12pt" style:font-weight-complex="bold"/>
    </style:style>
    <style:style style:name="P57" style:family="paragraph" style:parent-style-name="Standard">
      <style:paragraph-properties fo:text-align="justify" style:justify-single-word="false"/>
      <style:text-properties fo:color="#000000" style:text-line-through-style="solid" style:text-line-through-type="single" fo:font-size="12pt" fo:font-weight="bold" officeooo:paragraph-rsid="0044d542" fo:background-color="#ffff00" style:font-size-asian="12pt" style:font-weight-asian="bold" style:font-size-complex="12pt" style:font-weight-complex="bold"/>
    </style:style>
    <style:style style:name="P58" style:family="paragraph" style:parent-style-name="Standard">
      <style:paragraph-properties fo:text-align="justify" style:justify-single-word="false"/>
      <style:text-properties fo:color="#000000" style:text-line-through-style="solid" style:text-line-through-type="single" fo:font-size="12pt" fo:font-weight="bold" officeooo:rsid="008010d6" officeooo:paragraph-rsid="008010d6" fo:background-color="#ffff00" style:font-size-asian="12pt" style:font-weight-asian="bold" style:font-size-complex="12pt" style:font-weight-complex="bold"/>
    </style:style>
    <style:style style:name="P59" style:family="paragraph" style:parent-style-name="Standard">
      <style:paragraph-properties fo:text-align="justify" style:justify-single-word="false"/>
      <style:text-properties fo:color="#000000" style:text-line-through-style="solid" style:text-line-through-type="single" fo:font-size="12pt" fo:font-weight="bold" officeooo:rsid="004b91e8" officeooo:paragraph-rsid="004b91e8" fo:background-color="#ffff00" style:font-size-asian="12pt" style:font-weight-asian="bold" style:font-size-complex="12pt" style:font-weight-complex="bold"/>
    </style:style>
    <style:style style:name="P60" style:family="paragraph" style:parent-style-name="Standard">
      <style:paragraph-properties fo:text-align="justify" style:justify-single-word="false"/>
      <style:text-properties fo:color="#000000" style:text-line-through-style="solid" style:text-line-through-type="single" fo:font-size="12pt" style:text-underline-style="none" fo:font-weight="bold" officeooo:rsid="0016203b" officeooo:paragraph-rsid="006525f5" fo:background-color="#ffff00" style:font-size-asian="12pt" style:font-weight-asian="bold" style:font-size-complex="12pt" style:font-weight-complex="bold"/>
    </style:style>
    <style:style style:name="P61" style:family="paragraph" style:parent-style-name="Standard">
      <style:paragraph-properties fo:text-align="justify" style:justify-single-word="false"/>
      <style:text-properties fo:color="#000000" style:text-line-through-style="solid" style:text-line-through-type="single" fo:font-size="12pt" officeooo:paragraph-rsid="00438f18" style:font-size-asian="12pt" style:font-size-complex="12pt"/>
    </style:style>
    <style:style style:name="P62" style:family="paragraph" style:parent-style-name="Standard">
      <style:paragraph-properties fo:text-align="justify" style:justify-single-word="false"/>
      <style:text-properties fo:color="#000000" style:text-line-through-style="none" style:text-line-through-type="none" fo:font-size="12pt" style:text-underline-style="none" fo:font-weight="normal" officeooo:rsid="00144124" officeooo:paragraph-rsid="006525f5" fo:background-color="transparent"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fo:color="#000000" style:text-line-through-style="none" style:text-line-through-type="none" fo:font-size="12pt" style:text-underline-style="solid" style:text-underline-width="auto" style:text-underline-color="font-color" fo:font-weight="bold" officeooo:rsid="00341c29" officeooo:paragraph-rsid="00341c29" fo:background-color="#ffff00" style:font-size-asian="12pt" style:font-weight-asian="bold" style:font-size-complex="12pt" style:font-weight-complex="bold"/>
    </style:style>
    <style:style style:name="P64" style:family="paragraph" style:parent-style-name="Standard">
      <style:paragraph-properties fo:text-align="justify" style:justify-single-word="false"/>
      <style:text-properties fo:color="#000000" style:text-line-through-style="none" style:text-line-through-type="none" fo:font-size="12pt" fo:font-weight="normal" officeooo:paragraph-rsid="004815d3" fo:background-color="transparent"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fo:color="#000000" style:text-line-through-style="none" style:text-line-through-type="none" fo:font-size="12pt" fo:font-weight="normal" officeooo:rsid="004815d3" officeooo:paragraph-rsid="004815d3" fo:background-color="transparent"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fo:color="#000000" style:text-line-through-style="none" style:text-line-through-type="none" fo:font-size="12pt" fo:font-weight="normal" officeooo:rsid="008010d6" officeooo:paragraph-rsid="008010d6" fo:background-color="transparent"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fo:color="#000000" style:text-line-through-style="none" style:text-line-through-type="none" fo:font-size="12pt" fo:font-weight="normal" officeooo:rsid="0026e96f" officeooo:paragraph-rsid="008010d6" fo:background-color="transparent"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fo:color="#000000" style:text-line-through-style="none" style:text-line-through-type="none" fo:font-size="12pt" officeooo:paragraph-rsid="0044d542" fo:background-color="transparent" style:font-size-asian="12pt" style:font-size-complex="12pt"/>
    </style:style>
    <style:style style:name="P69" style:family="paragraph" style:parent-style-name="Standard">
      <style:paragraph-properties fo:text-align="justify" style:justify-single-word="false"/>
      <style:text-properties fo:color="#000000" style:text-line-through-style="none" style:text-line-through-type="none" fo:font-size="12pt" officeooo:paragraph-rsid="001cf409" fo:background-color="transparent" style:font-size-asian="12pt" style:font-size-complex="12pt"/>
    </style:style>
    <style:style style:name="P70" style:family="paragraph" style:parent-style-name="Standard">
      <style:paragraph-properties fo:text-align="justify" style:justify-single-word="false"/>
      <style:text-properties fo:color="#000000" style:text-line-through-style="none" style:text-line-through-type="none" fo:font-size="12pt" officeooo:rsid="004d1c77" officeooo:paragraph-rsid="004d1c77" fo:background-color="transparent" style:font-size-asian="12pt" style:font-size-complex="12pt"/>
    </style:style>
    <style:style style:name="P71" style:family="paragraph" style:parent-style-name="Standard">
      <style:paragraph-properties fo:text-align="justify" style:justify-single-word="false"/>
      <style:text-properties fo:color="#000000" officeooo:paragraph-rsid="004b91e8"/>
    </style:style>
    <style:style style:name="P72" style:family="paragraph" style:parent-style-name="Standard">
      <style:paragraph-properties fo:text-align="justify" style:justify-single-word="false"/>
      <style:text-properties fo:color="#000000" officeooo:paragraph-rsid="007363d0"/>
    </style:style>
    <style:style style:name="P73" style:family="paragraph" style:parent-style-name="Standard">
      <style:paragraph-properties fo:text-align="justify" style:justify-single-word="false"/>
      <style:text-properties style:use-window-font-color="true" fo:font-size="12pt" fo:font-weight="normal" officeooo:rsid="00a0afb2" officeooo:paragraph-rsid="009d40a0" fo:background-color="transparent"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style:use-window-font-color="true" fo:font-size="12pt" fo:font-weight="normal" officeooo:rsid="009d8d40" officeooo:paragraph-rsid="009d40a0" fo:background-color="transparent"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style:use-window-font-color="true" fo:font-size="12pt" fo:font-weight="normal" officeooo:rsid="006a0a77" officeooo:paragraph-rsid="009d40a0" fo:background-color="transparent"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style:use-window-font-color="true" fo:font-size="12pt" fo:font-weight="normal" officeooo:rsid="0019751e" officeooo:paragraph-rsid="009d40a0" fo:background-color="transparent"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style:use-window-font-color="true" fo:font-size="12pt" fo:font-weight="normal" officeooo:rsid="00211771" officeooo:paragraph-rsid="009d40a0" fo:background-color="transparent"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style:use-window-font-color="true" fo:font-size="12pt" fo:font-weight="normal" officeooo:rsid="003c8e22" officeooo:paragraph-rsid="009d40a0" fo:background-color="transparent"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style:use-window-font-color="true" fo:font-size="12pt" fo:font-weight="normal" officeooo:rsid="005055e0" officeooo:paragraph-rsid="009d40a0"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style:use-window-font-color="true" fo:font-size="12pt" fo:font-weight="normal" officeooo:rsid="001acd03" officeooo:paragraph-rsid="009d40a0"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style:use-window-font-color="true" fo:font-size="12pt" fo:font-weight="normal" officeooo:rsid="00211771" officeooo:paragraph-rsid="009d40a0"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style:use-window-font-color="true" fo:font-size="12pt" fo:font-weight="normal" officeooo:rsid="0019751e" officeooo:paragraph-rsid="009d40a0"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style:use-window-font-color="true" fo:font-size="12pt" fo:font-weight="normal" officeooo:rsid="00205a35" officeooo:paragraph-rsid="009d40a0"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style:use-window-font-color="true" fo:font-size="12pt" fo:font-weight="normal" officeooo:rsid="00abdd5c" officeooo:paragraph-rsid="009d40a0"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style:use-window-font-color="true" fo:font-size="12pt" fo:font-weight="normal" officeooo:rsid="00556947" officeooo:paragraph-rsid="009d40a0"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style:use-window-font-color="true" fo:font-size="12pt" fo:font-weight="normal" officeooo:rsid="0089c0a1" officeooo:paragraph-rsid="009d40a0"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style:use-window-font-color="true" fo:font-size="12pt" fo:font-weight="normal" officeooo:rsid="001309fa" officeooo:paragraph-rsid="009d40a0"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style:use-window-font-color="true" fo:font-size="12pt" style:text-underline-style="solid" style:text-underline-width="auto" style:text-underline-color="font-color" fo:font-weight="bold" officeooo:rsid="003fa1df" officeooo:paragraph-rsid="009d40a0" fo:background-color="#ffff00" style:font-size-asian="12pt" style:font-weight-asian="bold" style:font-size-complex="12pt" style:font-weight-complex="bold"/>
    </style:style>
    <style:style style:name="P89" style:family="paragraph" style:parent-style-name="Standard">
      <style:paragraph-properties fo:text-align="justify" style:justify-single-word="false"/>
      <style:text-properties style:use-window-font-color="true" fo:font-size="12pt" style:text-underline-style="solid" style:text-underline-width="auto" style:text-underline-color="font-color" fo:font-weight="bold" officeooo:rsid="0056088b" officeooo:paragraph-rsid="009d40a0" fo:background-color="#ffff00" style:font-size-asian="12pt" style:font-weight-asian="bold" style:font-size-complex="12pt" style:font-weight-complex="bold"/>
    </style:style>
    <style:style style:name="P90" style:family="paragraph" style:parent-style-name="Standard">
      <style:paragraph-properties fo:text-align="justify" style:justify-single-word="false"/>
      <style:text-properties style:use-window-font-color="true" fo:font-size="12pt" style:text-underline-style="solid" style:text-underline-width="auto" style:text-underline-color="font-color" fo:font-weight="bold" officeooo:rsid="0038f5af" officeooo:paragraph-rsid="009d40a0" fo:background-color="#ffff00" style:font-size-asian="12pt" style:font-weight-asian="bold" style:font-size-complex="12pt" style:font-weight-complex="bold"/>
    </style:style>
    <style:style style:name="P91" style:family="paragraph" style:parent-style-name="Standard">
      <style:paragraph-properties fo:text-align="justify" style:justify-single-word="false"/>
      <style:text-properties style:use-window-font-color="true" fo:font-size="12pt" style:text-underline-style="solid" style:text-underline-width="auto" style:text-underline-color="font-color" fo:font-weight="bold" officeooo:rsid="00556947" officeooo:paragraph-rsid="009d40a0" fo:background-color="#ffff00" style:font-size-asian="12pt" style:font-weight-asian="bold" style:font-size-complex="12pt" style:font-weight-complex="bold"/>
    </style:style>
    <style:style style:name="P92" style:family="paragraph" style:parent-style-name="Standard">
      <style:paragraph-properties fo:text-align="justify" style:justify-single-word="false"/>
      <style:text-properties style:use-window-font-color="true" fo:font-size="12pt" style:text-underline-style="solid" style:text-underline-width="auto" style:text-underline-color="font-color" fo:font-weight="bold" officeooo:rsid="0038f5af" officeooo:paragraph-rsid="009d40a0" style:font-size-asian="12pt" style:font-weight-asian="bold" style:font-size-complex="12pt" style:font-weight-complex="bold"/>
    </style:style>
    <style:style style:name="P93" style:family="paragraph" style:parent-style-name="Standard">
      <style:paragraph-properties fo:text-align="justify" style:justify-single-word="false"/>
      <style:text-properties style:use-window-font-color="true" fo:font-size="12pt" style:text-underline-style="solid" style:text-underline-width="auto" style:text-underline-color="font-color" fo:font-weight="bold" officeooo:rsid="001309fa" officeooo:paragraph-rsid="009d40a0" style:font-size-asian="12pt" style:font-weight-asian="bold" style:font-size-complex="12pt" style:font-weight-complex="bold"/>
    </style:style>
    <style:style style:name="P94" style:family="paragraph" style:parent-style-name="Standard">
      <style:paragraph-properties fo:text-align="justify" style:justify-single-word="false"/>
      <style:text-properties style:use-window-font-color="true" fo:font-size="12pt" style:text-underline-style="solid" style:text-underline-width="auto" style:text-underline-color="font-color" fo:font-weight="bold" officeooo:rsid="00a0afb2" officeooo:paragraph-rsid="009d40a0" style:font-size-asian="12pt" style:font-weight-asian="bold" style:font-size-complex="12pt" style:font-weight-complex="bold"/>
    </style:style>
    <style:style style:name="P95" style:family="paragraph" style:parent-style-name="Standard">
      <style:paragraph-properties fo:text-align="justify" style:justify-single-word="false"/>
      <style:text-properties style:use-window-font-color="true" fo:font-size="12pt" officeooo:rsid="001309fa" officeooo:paragraph-rsid="009d40a0" style:font-size-asian="12pt" style:font-size-complex="12pt"/>
    </style:style>
    <style:style style:name="P96" style:family="paragraph" style:parent-style-name="Standard">
      <style:paragraph-properties fo:text-align="justify" style:justify-single-word="false"/>
      <style:text-properties style:use-window-font-color="true" fo:font-size="12pt" officeooo:rsid="003fa1df" officeooo:paragraph-rsid="009d40a0" style:font-size-asian="12pt" style:font-size-complex="12pt"/>
    </style:style>
    <style:style style:name="P97" style:family="paragraph" style:parent-style-name="Standard">
      <style:paragraph-properties fo:text-align="justify" style:justify-single-word="false"/>
      <style:text-properties style:use-window-font-color="true" fo:font-size="12pt" officeooo:rsid="00427bda" officeooo:paragraph-rsid="009d40a0" style:font-size-asian="12pt" style:font-size-complex="12pt"/>
    </style:style>
    <style:style style:name="P98" style:family="paragraph" style:parent-style-name="Standard">
      <style:paragraph-properties fo:text-align="justify" style:justify-single-word="false"/>
      <style:text-properties style:use-window-font-color="true" fo:font-size="12pt" officeooo:rsid="009d8d40" officeooo:paragraph-rsid="009d40a0" style:font-size-asian="12pt" style:font-size-complex="12pt"/>
    </style:style>
    <style:style style:name="P99" style:family="paragraph" style:parent-style-name="Standard">
      <style:paragraph-properties fo:text-align="justify" style:justify-single-word="false"/>
      <style:text-properties style:use-window-font-color="true" fo:font-size="12pt" officeooo:rsid="00450775" officeooo:paragraph-rsid="009d40a0" style:font-size-asian="12pt" style:font-size-complex="12pt"/>
    </style:style>
    <style:style style:name="P100" style:family="paragraph" style:parent-style-name="Standard">
      <style:paragraph-properties fo:text-align="justify" style:justify-single-word="false"/>
      <style:text-properties style:use-window-font-color="true" fo:font-size="12pt" officeooo:rsid="00475c7b" officeooo:paragraph-rsid="009d40a0" style:font-size-asian="12pt" style:font-size-complex="12pt"/>
    </style:style>
    <style:style style:name="P101" style:family="paragraph" style:parent-style-name="Standard">
      <style:paragraph-properties fo:text-align="justify" style:justify-single-word="false"/>
      <style:text-properties style:use-window-font-color="true" fo:font-size="12pt" officeooo:rsid="005672f4" officeooo:paragraph-rsid="009d40a0" style:font-size-asian="12pt" style:font-size-complex="12pt"/>
    </style:style>
    <style:style style:name="P102" style:family="paragraph" style:parent-style-name="Standard">
      <style:paragraph-properties fo:text-align="justify" style:justify-single-word="false"/>
      <style:text-properties style:use-window-font-color="true" fo:font-size="12pt" officeooo:rsid="0019751e" officeooo:paragraph-rsid="009d40a0" style:font-size-asian="12pt" style:font-size-complex="12pt"/>
    </style:style>
    <style:style style:name="P103" style:family="paragraph" style:parent-style-name="Standard">
      <style:paragraph-properties fo:text-align="justify" style:justify-single-word="false"/>
      <style:text-properties style:use-window-font-color="true" fo:font-size="12pt" officeooo:rsid="00211771" officeooo:paragraph-rsid="009d40a0" style:font-size-asian="12pt" style:font-size-complex="12pt"/>
    </style:style>
    <style:style style:name="P104" style:family="paragraph" style:parent-style-name="Standard">
      <style:paragraph-properties fo:text-align="justify" style:justify-single-word="false"/>
      <style:text-properties style:use-window-font-color="true" fo:font-size="12pt" fo:font-weight="bold" officeooo:rsid="001309fa" officeooo:paragraph-rsid="009d40a0" style:font-size-asian="12pt" style:font-weight-asian="bold" style:font-size-complex="12pt" style:font-weight-complex="bold"/>
    </style:style>
    <style:style style:name="P105" style:family="paragraph" style:parent-style-name="Standard">
      <style:paragraph-properties fo:text-align="end" style:justify-single-word="false"/>
      <style:text-properties style:use-window-font-color="true" fo:font-size="12pt" fo:font-weight="bold" officeooo:rsid="0019751e" officeooo:paragraph-rsid="009d40a0" style:font-size-asian="12pt" style:font-weight-asian="bold" style:font-size-complex="12pt" style:font-weight-complex="bold"/>
    </style:style>
    <style:style style:name="P106" style:family="paragraph" style:parent-style-name="Standard">
      <style:paragraph-properties fo:text-align="justify" style:justify-single-word="false"/>
      <style:text-properties style:use-window-font-color="true" fo:font-size="12pt" fo:font-weight="bold" officeooo:rsid="0019751e" officeooo:paragraph-rsid="009d40a0" style:font-size-asian="12pt" style:font-weight-asian="bold" style:font-size-complex="12pt" style:font-weight-complex="bold"/>
    </style:style>
    <style:style style:name="P107" style:family="paragraph" style:parent-style-name="Standard">
      <style:paragraph-properties fo:text-align="justify" style:justify-single-word="false"/>
      <style:text-properties style:use-window-font-color="true" fo:font-size="12pt" fo:font-weight="bold" officeooo:rsid="009c79a9" officeooo:paragraph-rsid="009d40a0" style:font-size-asian="12pt" style:font-weight-asian="bold" style:font-size-complex="12pt" style:font-weight-complex="bold"/>
    </style:style>
    <style:style style:name="P108" style:family="paragraph" style:parent-style-name="Standard">
      <style:paragraph-properties fo:text-align="justify" style:justify-single-word="false"/>
      <style:text-properties style:use-window-font-color="true" fo:font-size="12pt" fo:font-weight="bold" officeooo:rsid="00101811" officeooo:paragraph-rsid="009d40a0" fo:background-color="transparent" style:font-size-asian="12pt" style:font-weight-asian="bold" style:font-size-complex="12pt" style:font-weight-complex="bold"/>
    </style:style>
    <style:style style:name="P109" style:family="paragraph" style:parent-style-name="Standard">
      <style:paragraph-properties fo:text-align="justify" style:justify-single-word="false"/>
      <style:text-properties style:use-window-font-color="true" fo:font-size="12pt" fo:font-weight="bold" officeooo:rsid="001309fa" officeooo:paragraph-rsid="009d40a0" fo:background-color="transparent" style:font-size-asian="12pt" style:font-weight-asian="bold" style:font-size-complex="12pt" style:font-weight-complex="bold"/>
    </style:style>
    <style:style style:name="P110" style:family="paragraph" style:parent-style-name="Standard">
      <style:paragraph-properties fo:text-align="justify" style:justify-single-word="false"/>
      <style:text-properties style:use-window-font-color="true" fo:font-size="12pt" fo:font-weight="bold" officeooo:paragraph-rsid="009d40a0" fo:background-color="transparent" style:font-size-asian="12pt" style:font-weight-asian="bold" style:font-size-complex="12pt" style:font-weight-complex="bold"/>
    </style:style>
    <style:style style:name="P111" style:family="paragraph" style:parent-style-name="Standard">
      <style:paragraph-properties fo:text-align="justify" style:justify-single-word="false"/>
      <style:text-properties style:use-window-font-color="true" fo:font-size="12pt" style:text-underline-style="none" fo:font-weight="bold" officeooo:rsid="00a86139" officeooo:paragraph-rsid="009d40a0" style:font-size-asian="12pt" style:font-weight-asian="bold" style:font-size-complex="12pt" style:font-weight-complex="bold"/>
    </style:style>
    <style:style style:name="P112" style:family="paragraph" style:parent-style-name="Standard">
      <style:paragraph-properties fo:text-align="justify" style:justify-single-word="false"/>
      <style:text-properties style:use-window-font-color="true" fo:font-size="12pt" style:text-underline-style="none" fo:font-weight="normal" officeooo:rsid="00a86139" officeooo:paragraph-rsid="009d40a0" style:font-size-asian="12pt" style:font-weight-asian="normal" style:font-size-complex="12pt" style:font-weight-complex="normal"/>
    </style:style>
    <style:style style:name="P113" style:family="paragraph" style:parent-style-name="Standard">
      <style:paragraph-properties fo:text-align="justify" style:justify-single-word="false"/>
      <style:text-properties style:use-window-font-color="true" fo:font-size="12pt" style:text-underline-style="none" fo:font-weight="normal" officeooo:rsid="007277dd" officeooo:paragraph-rsid="009d40a0" style:font-size-asian="12pt" style:font-weight-asian="normal" style:font-size-complex="12pt" style:font-weight-complex="normal"/>
    </style:style>
    <style:style style:name="P114" style:family="paragraph" style:parent-style-name="Standard">
      <style:paragraph-properties fo:text-align="justify" style:justify-single-word="false"/>
      <style:text-properties style:use-window-font-color="true" fo:font-size="12pt" officeooo:paragraph-rsid="009d40a0" fo:background-color="transparent" style:font-size-asian="12pt" style:font-size-complex="12pt"/>
    </style:style>
    <style:style style:name="P115" style:family="paragraph" style:parent-style-name="Standard">
      <style:paragraph-properties fo:text-align="justify" style:justify-single-word="false"/>
      <style:text-properties style:use-window-font-color="true" fo:font-size="12pt" fo:font-style="normal" fo:font-weight="bold" officeooo:rsid="00205a35" officeooo:paragraph-rsid="009d40a0" fo:background-color="transparent" style:font-size-asian="12pt" style:font-style-asian="normal" style:font-weight-asian="bold" style:font-size-complex="12pt" style:font-style-complex="normal" style:font-weight-complex="bold"/>
    </style:style>
    <style:style style:name="P116" style:family="paragraph" style:parent-style-name="Standard">
      <style:paragraph-properties fo:text-align="justify" style:justify-single-word="false"/>
      <style:text-properties style:use-window-font-color="true" fo:font-size="12pt" fo:font-style="normal" fo:font-weight="normal" officeooo:rsid="0041a095" officeooo:paragraph-rsid="009d40a0" fo:background-color="transparent" style:font-size-asian="12pt" style:font-style-asian="normal" style:font-weight-asian="normal" style:font-size-complex="12pt" style:font-style-complex="normal" style:font-weight-complex="normal"/>
    </style:style>
    <style:style style:name="P117" style:family="paragraph" style:parent-style-name="Standard">
      <style:paragraph-properties fo:text-align="justify" style:justify-single-word="false"/>
      <style:text-properties style:use-window-font-color="true" fo:font-size="12pt" fo:font-style="normal" fo:font-weight="normal" officeooo:rsid="0097e7ee" officeooo:paragraph-rsid="009d40a0" fo:background-color="#ffff00" style:font-size-asian="12pt" style:font-style-asian="normal" style:font-weight-asian="normal" style:font-size-complex="12pt" style:font-style-complex="normal" style:font-weight-complex="normal"/>
    </style:style>
    <style:style style:name="P118" style:family="paragraph" style:parent-style-name="Standard">
      <style:paragraph-properties fo:text-align="justify" style:justify-single-word="false"/>
      <style:text-properties style:use-window-font-color="true" fo:font-size="12pt" officeooo:rsid="009d8d40" officeooo:paragraph-rsid="009d8876" fo:background-color="#ffff00" style:font-size-asian="12pt" style:font-size-complex="12pt"/>
    </style:style>
    <style:style style:name="P119" style:family="paragraph" style:parent-style-name="Standard">
      <style:paragraph-properties fo:text-align="justify" style:justify-single-word="false"/>
      <style:text-properties style:use-window-font-color="true" fo:font-size="12pt" officeooo:rsid="00427bda" officeooo:paragraph-rsid="009d8876" fo:background-color="#ffff00" style:font-size-asian="12pt" style:font-size-complex="12pt"/>
    </style:style>
    <style:style style:name="P120" style:family="paragraph" style:parent-style-name="Standard">
      <style:paragraph-properties fo:text-align="justify" style:justify-single-word="false"/>
      <style:text-properties style:use-window-font-color="true" officeooo:paragraph-rsid="009d40a0"/>
    </style:style>
    <style:style style:name="P121" style:family="paragraph" style:parent-style-name="Standard">
      <style:paragraph-properties fo:text-align="justify" style:justify-single-word="false"/>
      <style:text-properties style:use-window-font-color="true" style:text-line-through-style="none" style:text-line-through-type="none" fo:font-size="12pt" fo:font-weight="bold" officeooo:rsid="001309fa" officeooo:paragraph-rsid="009d40a0" fo:background-color="transparent" style:font-size-asian="12pt" style:font-weight-asian="bold" style:font-size-complex="12pt" style:font-weight-complex="bold"/>
    </style:style>
    <style:style style:name="P122" style:family="paragraph" style:parent-style-name="Standard">
      <style:paragraph-properties fo:text-align="justify" style:justify-single-word="false"/>
      <style:text-properties style:use-window-font-color="true" style:text-line-through-style="none" style:text-line-through-type="none" fo:font-size="12pt" fo:font-weight="bold" officeooo:rsid="00205a35" officeooo:paragraph-rsid="009d40a0" fo:background-color="transparent" style:font-size-asian="12pt" style:font-weight-asian="bold" style:font-size-complex="12pt" style:font-weight-complex="bold"/>
    </style:style>
    <style:style style:name="P123" style:family="paragraph" style:parent-style-name="Standard">
      <style:paragraph-properties fo:text-align="justify" style:justify-single-word="false"/>
      <style:text-properties style:use-window-font-color="true" style:text-line-through-style="none" style:text-line-through-type="none" fo:font-size="12pt" fo:font-weight="bold" officeooo:rsid="003e4b4e" officeooo:paragraph-rsid="009d40a0" fo:background-color="transparent" style:font-size-asian="12pt" style:font-weight-asian="bold" style:font-size-complex="12pt" style:font-weight-complex="bold"/>
    </style:style>
    <style:style style:name="P124" style:family="paragraph" style:parent-style-name="Standard">
      <style:paragraph-properties fo:text-align="justify" style:justify-single-word="false"/>
      <style:text-properties style:use-window-font-color="true" style:text-line-through-style="none" style:text-line-through-type="none" fo:font-size="12pt" fo:font-weight="bold" officeooo:rsid="001309fa" officeooo:paragraph-rsid="009d40a0" style:font-size-asian="12pt" style:font-weight-asian="bold" style:font-size-complex="12pt" style:font-weight-complex="bold"/>
    </style:style>
    <style:style style:name="P125" style:family="paragraph" style:parent-style-name="Standard">
      <style:paragraph-properties fo:text-align="justify" style:justify-single-word="false"/>
      <style:text-properties style:use-window-font-color="true" style:text-line-through-style="none" style:text-line-through-type="none" fo:font-size="12pt" fo:font-weight="bold" officeooo:rsid="001309fa" officeooo:paragraph-rsid="009d40a0" fo:background-color="#ffff00" style:font-size-asian="12pt" style:font-weight-asian="bold" style:font-size-complex="12pt" style:font-weight-complex="bold"/>
    </style:style>
    <style:style style:name="P126" style:family="paragraph" style:parent-style-name="Standard">
      <style:paragraph-properties fo:text-align="justify" style:justify-single-word="false"/>
      <style:text-properties style:use-window-font-color="true" style:text-line-through-style="none" style:text-line-through-type="none" fo:font-size="12pt" fo:font-style="normal" fo:font-weight="bold" officeooo:rsid="001309fa" officeooo:paragraph-rsid="009d40a0" fo:background-color="transparent" style:font-size-asian="12pt" style:font-style-asian="normal" style:font-weight-asian="bold" style:font-size-complex="12pt" style:font-style-complex="normal" style:font-weight-complex="bold"/>
    </style:style>
    <style:style style:name="P127" style:family="paragraph" style:parent-style-name="Standard">
      <style:paragraph-properties fo:text-align="justify" style:justify-single-word="false"/>
      <style:text-properties style:use-window-font-color="true" style:text-line-through-style="none" style:text-line-through-type="none" fo:font-size="12pt" fo:font-style="normal" fo:font-weight="bold" officeooo:rsid="001309fa" officeooo:paragraph-rsid="009d40a0" fo:background-color="#ffff00" style:font-size-asian="12pt" style:font-style-asian="normal" style:font-weight-asian="bold" style:font-size-complex="12pt" style:font-style-complex="normal" style:font-weight-complex="bold"/>
    </style:style>
    <style:style style:name="P128" style:family="paragraph" style:parent-style-name="Standard">
      <style:paragraph-properties fo:text-align="justify" style:justify-single-word="false"/>
      <style:text-properties style:use-window-font-color="true" style:text-line-through-style="none" style:text-line-through-type="none" fo:font-size="12pt" fo:font-style="normal" fo:font-weight="bold" officeooo:rsid="00a0a798" officeooo:paragraph-rsid="009d40a0" fo:background-color="#ffff00" style:font-size-asian="12pt" style:font-style-asian="normal" style:font-weight-asian="bold" style:font-size-complex="12pt" style:font-style-complex="normal" style:font-weight-complex="bold"/>
    </style:style>
    <style:style style:name="P129" style:family="paragraph" style:parent-style-name="Standard">
      <style:paragraph-properties fo:text-align="justify" style:justify-single-word="false"/>
      <style:text-properties style:use-window-font-color="true" style:text-line-through-style="none" style:text-line-through-type="none" fo:font-size="12pt" fo:font-style="normal" fo:font-weight="normal" officeooo:rsid="0086aed7" officeooo:paragraph-rsid="009d40a0" fo:background-color="transparent" style:font-size-asian="12pt" style:font-style-asian="normal" style:font-weight-asian="normal" style:font-size-complex="12pt" style:font-style-complex="normal" style:font-weight-complex="normal"/>
    </style:style>
    <style:style style:name="P130" style:family="paragraph" style:parent-style-name="Standard">
      <style:paragraph-properties fo:text-align="justify" style:justify-single-word="false"/>
      <style:text-properties style:use-window-font-color="true" style:text-line-through-style="none" style:text-line-through-type="none" fo:font-size="12pt" fo:font-style="normal" fo:font-weight="normal" officeooo:rsid="00a0a798" officeooo:paragraph-rsid="009d40a0" fo:background-color="transparent" style:font-size-asian="12pt" style:font-style-asian="normal" style:font-weight-asian="normal" style:font-size-complex="12pt" style:font-style-complex="normal" style:font-weight-complex="normal"/>
    </style:style>
    <style:style style:name="P131"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bold" officeooo:rsid="001309fa" officeooo:paragraph-rsid="009d40a0" fo:background-color="transparent" style:font-size-asian="12pt" style:font-style-asian="normal" style:font-weight-asian="bold" style:font-size-complex="12pt" style:font-style-complex="normal" style:font-weight-complex="bold"/>
    </style:style>
    <style:style style:name="P132"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089c0a1" officeooo:paragraph-rsid="009d40a0" fo:background-color="transparent" style:font-size-asian="12pt" style:font-style-asian="normal" style:font-weight-asian="normal" style:font-size-complex="12pt" style:font-style-complex="normal" style:font-weight-complex="normal"/>
    </style:style>
    <style:style style:name="P133"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01309fa" officeooo:paragraph-rsid="009d40a0" fo:background-color="transparent" style:font-size-asian="12pt" style:font-style-asian="normal" style:font-weight-asian="normal" style:font-size-complex="12pt" style:font-style-complex="normal" style:font-weight-complex="normal"/>
    </style:style>
    <style:style style:name="P134" style:family="paragraph" style:parent-style-name="Standard">
      <style:paragraph-properties fo:text-align="justify" style:justify-single-word="false"/>
      <style:text-properties style:use-window-font-color="true" style:text-line-through-style="none" style:text-line-through-type="none" fo:font-size="12pt" fo:language="en" fo:country="US" fo:font-style="normal" style:text-underline-style="none" fo:font-weight="normal" officeooo:rsid="002d9945" officeooo:paragraph-rsid="009d40a0" fo:background-color="transparent" style:font-size-asian="12pt" style:font-style-asian="normal" style:font-weight-asian="normal" style:font-size-complex="12pt" style:font-style-complex="normal" style:font-weight-complex="normal"/>
    </style:style>
    <style:style style:name="P135" style:family="paragraph" style:parent-style-name="Standard">
      <style:paragraph-properties fo:text-align="justify" style:justify-single-word="false"/>
      <style:text-properties style:use-window-font-color="true" style:text-line-through-style="none" style:text-line-through-type="none" fo:font-size="12pt" fo:font-weight="normal" officeooo:rsid="002ec5e1" officeooo:paragraph-rsid="009d40a0" fo:background-color="transparent" style:font-size-asian="12pt" style:font-weight-asian="normal" style:font-size-complex="12pt" style:font-weight-complex="normal"/>
    </style:style>
    <style:style style:name="P136" style:family="paragraph" style:parent-style-name="Standard">
      <style:paragraph-properties fo:text-align="justify" style:justify-single-word="false"/>
      <style:text-properties style:use-window-font-color="true" style:text-line-through-style="none" style:text-line-through-type="none" fo:font-weight="bold" officeooo:rsid="001309fa" officeooo:paragraph-rsid="009d40a0" fo:background-color="transparent" style:font-weight-asian="bold" style:font-weight-complex="bold"/>
    </style:style>
    <style:style style:name="P137" style:family="paragraph" style:parent-style-name="Standard">
      <style:paragraph-properties fo:text-align="justify" style:justify-single-word="false"/>
      <style:text-properties style:use-window-font-color="true" style:text-line-through-style="none" style:text-line-through-type="none" fo:font-style="normal" fo:font-weight="bold" officeooo:rsid="001309fa" officeooo:paragraph-rsid="009d40a0" fo:background-color="transparent" style:font-style-asian="normal" style:font-weight-asian="bold" style:font-style-complex="normal" style:font-weight-complex="bold"/>
    </style:style>
    <style:style style:name="P138" style:family="paragraph" style:parent-style-name="Standard">
      <style:paragraph-properties fo:text-align="justify" style:justify-single-word="false"/>
      <style:text-properties style:use-window-font-color="true" style:text-line-through-style="none" style:text-line-through-type="none" fo:font-style="normal" fo:font-weight="bold" officeooo:rsid="00839d7c" officeooo:paragraph-rsid="009d40a0" fo:background-color="transparent" style:font-style-asian="normal" style:font-weight-asian="bold" style:font-style-complex="normal" style:font-weight-complex="bold"/>
    </style:style>
    <style:style style:name="P139" style:family="paragraph" style:parent-style-name="Standard">
      <style:paragraph-properties fo:text-align="justify" style:justify-single-word="false"/>
      <style:text-properties style:use-window-font-color="true" style:text-line-through-style="none" style:text-line-through-type="none" fo:font-style="normal" fo:font-weight="normal" officeooo:rsid="00839d7c" officeooo:paragraph-rsid="009d40a0" fo:background-color="transparent" style:font-style-asian="normal" style:font-weight-asian="normal" style:font-style-complex="normal" style:font-weight-complex="normal"/>
    </style:style>
    <style:style style:name="P140" style:family="paragraph" style:parent-style-name="Standard">
      <style:paragraph-properties fo:text-align="justify" style:justify-single-word="false"/>
      <style:text-properties style:use-window-font-color="true" style:text-line-through-style="none" style:text-line-through-type="none" fo:font-style="normal" style:text-underline-style="none" fo:font-weight="bold" officeooo:rsid="001309fa" officeooo:paragraph-rsid="009d40a0" fo:background-color="transparent" style:font-style-asian="normal" style:font-weight-asian="bold" style:font-style-complex="normal" style:font-weight-complex="bold"/>
    </style:style>
    <style:style style:name="P141" style:family="paragraph" style:parent-style-name="Standard">
      <style:paragraph-properties fo:text-align="justify" style:justify-single-word="false"/>
      <style:text-properties style:use-window-font-color="true" style:text-line-through-style="none" style:text-line-through-type="none" fo:font-style="normal" style:text-underline-style="none" fo:font-weight="bold" officeooo:rsid="008c0bac" officeooo:paragraph-rsid="009d40a0" fo:background-color="transparent" style:font-style-asian="normal" style:font-weight-asian="bold" style:font-style-complex="normal" style:font-weight-complex="bold"/>
    </style:style>
    <style:style style:name="P142" style:family="paragraph" style:parent-style-name="Standard">
      <style:paragraph-properties fo:text-align="justify" style:justify-single-word="false"/>
      <style:text-properties style:use-window-font-color="true" style:text-line-through-style="none" style:text-line-through-type="none" fo:font-style="normal" style:text-underline-style="none" fo:font-weight="normal" officeooo:rsid="0089c0a1" officeooo:paragraph-rsid="009d40a0" fo:background-color="transparent" style:font-style-asian="normal" style:font-weight-asian="normal" style:font-style-complex="normal" style:font-weight-complex="normal"/>
    </style:style>
    <style:style style:name="P143" style:family="paragraph" style:parent-style-name="Standard">
      <style:paragraph-properties fo:text-align="justify" style:justify-single-word="false"/>
      <style:text-properties style:use-window-font-color="true" fo:font-weight="bold" officeooo:rsid="001309fa" officeooo:paragraph-rsid="009d40a0" style:font-weight-asian="bold" style:font-weight-complex="bold"/>
    </style:style>
    <style:style style:name="P144" style:family="paragraph" style:parent-style-name="Standard">
      <style:paragraph-properties fo:text-align="justify" style:justify-single-word="false"/>
      <style:text-properties style:use-window-font-color="true" fo:font-style="normal" fo:font-weight="bold" officeooo:rsid="001309fa" officeooo:paragraph-rsid="009d40a0" fo:background-color="transparent" style:font-style-asian="normal" style:font-weight-asian="bold" style:font-style-complex="normal" style:font-weight-complex="bold"/>
    </style:style>
    <style:style style:name="P145" style:family="paragraph" style:parent-style-name="Standard">
      <style:paragraph-properties fo:text-align="justify" style:justify-single-word="false"/>
      <style:text-properties style:use-window-font-color="true" style:text-underline-style="solid" style:text-underline-width="auto" style:text-underline-color="font-color" fo:font-weight="bold" officeooo:rsid="001309fa" officeooo:paragraph-rsid="009d40a0" style:font-weight-asian="bold" style:font-weight-complex="bold"/>
    </style:style>
    <style:style style:name="P146" style:family="paragraph" style:parent-style-name="Standard">
      <style:paragraph-properties fo:text-align="justify" style:justify-single-word="false"/>
      <style:text-properties style:use-window-font-color="true" officeooo:rsid="001309fa" officeooo:paragraph-rsid="009d40a0"/>
    </style:style>
    <style:style style:name="P147" style:family="paragraph" style:parent-style-name="Standard">
      <style:paragraph-properties fo:text-align="justify" style:justify-single-word="false"/>
      <style:text-properties style:use-window-font-color="true" officeooo:rsid="00a0a798" officeooo:paragraph-rsid="009d40a0"/>
    </style:style>
    <style:style style:name="P148" style:family="paragraph" style:parent-style-name="Standard">
      <style:paragraph-properties fo:text-align="justify" style:justify-single-word="false" style:writing-mode="lr-tb"/>
      <style:text-properties style:use-window-font-color="true" fo:font-size="12pt" fo:language="en" fo:country="US" fo:font-weight="normal" officeooo:rsid="00b1bb64" officeooo:paragraph-rsid="009d40a0" fo:background-color="transparent" style:font-size-asian="12pt" style:font-weight-asian="normal" style:font-size-complex="12pt" style:font-weight-complex="normal"/>
    </style:style>
    <style:style style:name="P149" style:family="paragraph" style:parent-style-name="Text_20_body">
      <style:paragraph-properties fo:text-align="justify" style:justify-single-word="false"/>
      <style:text-properties style:use-window-font-color="true" fo:font-size="12pt" fo:font-weight="normal" officeooo:rsid="0019751e" officeooo:paragraph-rsid="009d40a0" fo:background-color="transparent" style:font-size-asian="12pt" style:font-weight-asian="normal" style:font-size-complex="12pt" style:font-weight-complex="normal"/>
    </style:style>
    <style:style style:name="P150" style:family="paragraph" style:parent-style-name="Text_20_body">
      <style:paragraph-properties fo:text-align="justify" style:justify-single-word="false"/>
      <style:text-properties style:use-window-font-color="true" fo:font-size="12pt" style:text-underline-style="solid" style:text-underline-width="auto" style:text-underline-color="font-color" fo:font-weight="bold" officeooo:rsid="006128b1" officeooo:paragraph-rsid="009d40a0" fo:background-color="#ffff00" style:font-size-asian="12pt" style:font-weight-asian="bold" style:font-size-complex="12pt" style:font-weight-complex="bold"/>
    </style:style>
    <style:style style:name="P151" style:family="paragraph" style:parent-style-name="Text_20_body">
      <style:paragraph-properties fo:text-align="justify" style:justify-single-word="false"/>
      <style:text-properties style:use-window-font-color="true" fo:font-size="12pt" style:text-underline-style="solid" style:text-underline-width="auto" style:text-underline-color="font-color" fo:font-weight="bold" officeooo:rsid="00676859" officeooo:paragraph-rsid="009d40a0" fo:background-color="transparent" style:font-size-asian="12pt" style:font-weight-asian="bold" style:font-size-complex="12pt" style:font-weight-complex="bold"/>
    </style:style>
    <style:style style:name="P152" style:family="paragraph" style:parent-style-name="Text_20_body">
      <style:paragraph-properties fo:text-align="justify" style:justify-single-word="false"/>
      <style:text-properties style:use-window-font-color="true" fo:font-size="12pt" style:text-underline-style="solid" style:text-underline-width="auto" style:text-underline-color="font-color" fo:font-weight="normal" officeooo:rsid="00676859" officeooo:paragraph-rsid="009d40a0" fo:background-color="transparent" style:font-size-asian="12pt" style:font-weight-asian="normal" style:font-size-complex="12pt" style:font-weight-complex="normal"/>
    </style:style>
    <style:style style:name="P153" style:family="paragraph" style:parent-style-name="Preformatted_20_Text">
      <style:paragraph-properties fo:text-align="justify" style:justify-single-word="false"/>
      <style:text-properties style:use-window-font-color="true" style:text-line-through-style="none" style:text-line-through-type="none" style:font-name="Liberation Serif" fo:font-size="12pt" fo:language="en" fo:country="US" fo:font-weight="normal" officeooo:rsid="003e4b4e" officeooo:paragraph-rsid="009d40a0" fo:background-color="transparent" style:font-size-asian="12pt" style:font-weight-asian="normal" style:font-size-complex="12pt" style:font-weight-complex="normal"/>
    </style:style>
    <style:style style:name="P154" style:family="paragraph" style:parent-style-name="Standard">
      <style:paragraph-properties fo:text-align="center" style:justify-single-word="false"/>
      <style:text-properties fo:color="#000000" fo:font-size="14pt" style:text-underline-style="solid" style:text-underline-width="auto" style:text-underline-color="font-color" fo:font-weight="bold" officeooo:rsid="00996283" officeooo:paragraph-rsid="00996283" fo:background-color="transparent" style:font-size-asian="14pt" style:font-weight-asian="bold" style:font-size-complex="14pt" style:font-weight-complex="bold"/>
    </style:style>
    <style:style style:name="P155" style:family="paragraph" style:parent-style-name="Standard">
      <style:paragraph-properties fo:text-align="center" style:justify-single-word="false"/>
      <style:text-properties style:use-window-font-color="true" fo:font-size="14pt" style:text-underline-style="solid" style:text-underline-width="auto" style:text-underline-color="font-color" fo:font-weight="bold" officeooo:rsid="009d40a0" officeooo:paragraph-rsid="009d40a0" fo:background-color="transparent" style:font-size-asian="14pt" style:font-weight-asian="bold" style:font-size-complex="14pt" style:font-weight-complex="bold"/>
    </style:style>
    <style:style style:name="P156" style:family="paragraph" style:parent-style-name="Standard">
      <style:paragraph-properties fo:text-align="justify" style:justify-single-word="false"/>
      <style:text-properties style:use-window-font-color="true" fo:font-size="12pt" officeooo:rsid="009d8d40" officeooo:paragraph-rsid="00b898e4" fo:background-color="#ffff00"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3ce683" style:font-weight-asian="bold" style:font-weight-complex="bold"/>
    </style:style>
    <style:style style:name="T3" style:family="text">
      <style:text-properties fo:font-weight="bold" officeooo:rsid="003e2490" style:font-weight-asian="bold" style:font-weight-complex="bold"/>
    </style:style>
    <style:style style:name="T4" style:family="text">
      <style:text-properties fo:font-weight="bold" officeooo:rsid="003e66fd" style:font-weight-asian="bold" style:font-weight-complex="bold"/>
    </style:style>
    <style:style style:name="T5" style:family="text">
      <style:text-properties fo:font-weight="bold" officeooo:rsid="0048e6f7" style:font-weight-asian="bold" style:font-weight-complex="bold"/>
    </style:style>
    <style:style style:name="T6" style:family="text">
      <style:text-properties fo:font-weight="bold" officeooo:rsid="00616fd0" style:font-weight-asian="bold" style:font-weight-complex="bold"/>
    </style:style>
    <style:style style:name="T7" style:family="text">
      <style:text-properties fo:font-weight="bold" officeooo:rsid="0069e77e" style:font-weight-asian="bold" style:font-weight-complex="bold"/>
    </style:style>
    <style:style style:name="T8" style:family="text">
      <style:text-properties fo:font-weight="bold" officeooo:rsid="007cbdc1" style:font-weight-asian="bold" style:font-weight-complex="bold"/>
    </style:style>
    <style:style style:name="T9" style:family="text">
      <style:text-properties fo:font-weight="bold" officeooo:rsid="007fd9e9" style:font-weight-asian="bold" style:font-weight-complex="bold"/>
    </style:style>
    <style:style style:name="T10" style:family="text">
      <style:text-properties fo:font-weight="bold" officeooo:rsid="001309fa" fo:background-color="transparent" loext:char-shading-value="0" style:font-weight-asian="bold" style:font-weight-complex="bold"/>
    </style:style>
    <style:style style:name="T11" style:family="text">
      <style:text-properties style:text-underline-style="solid" style:text-underline-width="auto" style:text-underline-color="font-color" officeooo:rsid="00287437"/>
    </style:style>
    <style:style style:name="T12" style:family="text">
      <style:text-properties style:text-underline-style="solid" style:text-underline-width="auto" style:text-underline-color="font-color" officeooo:rsid="002bb621"/>
    </style:style>
    <style:style style:name="T13" style:family="text">
      <style:text-properties style:text-underline-style="solid" style:text-underline-width="auto" style:text-underline-color="font-color" fo:font-weight="bold" officeooo:rsid="00313774" style:font-weight-asian="bold" style:font-weight-complex="bold"/>
    </style:style>
    <style:style style:name="T14" style:family="text">
      <style:text-properties style:text-underline-style="solid" style:text-underline-width="auto" style:text-underline-color="font-color" fo:font-weight="bold" officeooo:rsid="0033113f" style:font-weight-asian="bold" style:font-weight-complex="bold"/>
    </style:style>
    <style:style style:name="T15" style:family="text">
      <style:text-properties style:text-underline-style="solid" style:text-underline-width="auto" style:text-underline-color="font-color" fo:font-weight="bold" officeooo:rsid="003e2490" style:font-weight-asian="bold" style:font-weight-complex="bold"/>
    </style:style>
    <style:style style:name="T16" style:family="text">
      <style:text-properties style:text-underline-style="solid" style:text-underline-width="auto" style:text-underline-color="font-color" fo:font-weight="bold" officeooo:rsid="003e66fd" style:font-weight-asian="bold" style:font-weight-complex="bold"/>
    </style:style>
    <style:style style:name="T17" style:family="text">
      <style:text-properties style:text-underline-style="solid" style:text-underline-width="auto" style:text-underline-color="font-color" fo:font-weight="bold" officeooo:rsid="0048e6f7" style:font-weight-asian="bold" style:font-weight-complex="bold"/>
    </style:style>
    <style:style style:name="T18" style:family="text">
      <style:text-properties style:text-underline-style="solid" style:text-underline-width="auto" style:text-underline-color="font-color" fo:font-weight="bold" officeooo:rsid="004b91e8" style:font-weight-asian="bold" style:font-weight-complex="bold"/>
    </style:style>
    <style:style style:name="T19" style:family="text">
      <style:text-properties style:text-underline-style="solid" style:text-underline-width="auto" style:text-underline-color="font-color" fo:font-weight="bold" officeooo:rsid="004da531" style:font-weight-asian="bold" style:font-weight-complex="bold"/>
    </style:style>
    <style:style style:name="T20" style:family="text">
      <style:text-properties style:text-underline-style="solid" style:text-underline-width="auto" style:text-underline-color="font-color" fo:font-weight="bold" officeooo:rsid="00590adb" style:font-weight-asian="bold" style:font-weight-complex="bold"/>
    </style:style>
    <style:style style:name="T21" style:family="text">
      <style:text-properties style:text-underline-style="solid" style:text-underline-width="auto" style:text-underline-color="font-color" officeooo:rsid="00357d51"/>
    </style:style>
    <style:style style:name="T22" style:family="text">
      <style:text-properties style:text-underline-style="solid" style:text-underline-width="auto" style:text-underline-color="font-color" officeooo:rsid="00585cc5"/>
    </style:style>
    <style:style style:name="T23" style:family="text">
      <style:text-properties style:text-underline-style="solid" style:text-underline-width="auto" style:text-underline-color="font-color" officeooo:rsid="0066265a"/>
    </style:style>
    <style:style style:name="T24" style:family="text">
      <style:text-properties style:text-underline-style="solid" style:text-underline-width="auto" style:text-underline-color="font-color" officeooo:rsid="00427bda"/>
    </style:style>
    <style:style style:name="T25" style:family="text">
      <style:text-properties style:text-underline-style="solid" style:text-underline-width="auto" style:text-underline-color="font-color" officeooo:rsid="00450775"/>
    </style:style>
    <style:style style:name="T26" style:family="text">
      <style:text-properties style:text-underline-style="solid" style:text-underline-width="auto" style:text-underline-color="font-color" officeooo:rsid="0046a1bb"/>
    </style:style>
    <style:style style:name="T27" style:family="text">
      <style:text-properties style:text-underline-style="solid" style:text-underline-width="auto" style:text-underline-color="font-color" officeooo:rsid="0051fe1d"/>
    </style:style>
    <style:style style:name="T28" style:family="text">
      <style:text-properties style:text-underline-style="solid" style:text-underline-width="auto" style:text-underline-color="font-color" officeooo:rsid="0056088b"/>
    </style:style>
    <style:style style:name="T29" style:family="text">
      <style:text-properties style:text-underline-style="solid" style:text-underline-width="auto" style:text-underline-color="font-color" officeooo:rsid="005895c4"/>
    </style:style>
    <style:style style:name="T30" style:family="text">
      <style:text-properties style:text-underline-style="solid" style:text-underline-width="auto" style:text-underline-color="font-color" officeooo:rsid="005b3174"/>
    </style:style>
    <style:style style:name="T31" style:family="text">
      <style:text-properties style:text-underline-style="solid" style:text-underline-width="auto" style:text-underline-color="font-color" officeooo:rsid="005cd7a0"/>
    </style:style>
    <style:style style:name="T32" style:family="text">
      <style:text-properties style:text-underline-style="solid" style:text-underline-width="auto" style:text-underline-color="font-color" officeooo:rsid="005d72a8"/>
    </style:style>
    <style:style style:name="T33" style:family="text">
      <style:text-properties style:text-underline-style="solid" style:text-underline-width="auto" style:text-underline-color="font-color" officeooo:rsid="005f7237"/>
    </style:style>
    <style:style style:name="T34" style:family="text">
      <style:text-properties style:text-underline-style="solid" style:text-underline-width="auto" style:text-underline-color="font-color" officeooo:rsid="00630fb3"/>
    </style:style>
    <style:style style:name="T35" style:family="text">
      <style:text-properties style:text-underline-style="solid" style:text-underline-width="auto" style:text-underline-color="font-color" officeooo:rsid="00676859"/>
    </style:style>
    <style:style style:name="T36" style:family="text">
      <style:text-properties officeooo:rsid="002bb621"/>
    </style:style>
    <style:style style:name="T37" style:family="text">
      <style:text-properties fo:color="#000000" fo:font-weight="normal" officeooo:rsid="008962dc" style:font-weight-asian="normal" style:font-weight-complex="normal"/>
    </style:style>
    <style:style style:name="T38" style:family="text">
      <style:text-properties fo:color="#000000" fo:font-weight="normal" officeooo:rsid="0094637e" style:font-weight-asian="normal" style:font-weight-complex="normal"/>
    </style:style>
    <style:style style:name="T39" style:family="text">
      <style:text-properties fo:color="#000000" fo:font-weight="normal" officeooo:rsid="00b3934b" style:font-weight-asian="normal" style:font-weight-complex="normal"/>
    </style:style>
    <style:style style:name="T40" style:family="text">
      <style:text-properties fo:color="#000000" fo:font-weight="normal" officeooo:rsid="00b8dcee" style:font-weight-asian="normal" style:font-weight-complex="normal"/>
    </style:style>
    <style:style style:name="T41" style:family="text">
      <style:text-properties fo:color="#000000" officeooo:rsid="00937834"/>
    </style:style>
    <style:style style:name="T42" style:family="text">
      <style:text-properties officeooo:rsid="0033113f"/>
    </style:style>
    <style:style style:name="T43" style:family="text">
      <style:text-properties officeooo:rsid="00357d51"/>
    </style:style>
    <style:style style:name="T44" style:family="text">
      <style:text-properties fo:language="en" fo:country="US"/>
    </style:style>
    <style:style style:name="T45" style:family="text">
      <style:text-properties fo:language="en" fo:country="US" officeooo:rsid="005c3b9f"/>
    </style:style>
    <style:style style:name="T46" style:family="text">
      <style:text-properties fo:language="en" fo:country="US" officeooo:rsid="005f94d5"/>
    </style:style>
    <style:style style:name="T47" style:family="text">
      <style:text-properties fo:language="en" fo:country="US" officeooo:rsid="006c35d1"/>
    </style:style>
    <style:style style:name="T48" style:family="text">
      <style:text-properties fo:language="en" fo:country="US" officeooo:rsid="006cd029"/>
    </style:style>
    <style:style style:name="T49" style:family="text">
      <style:text-properties fo:language="en" fo:country="US" officeooo:rsid="0082fe62"/>
    </style:style>
    <style:style style:name="T50" style:family="text">
      <style:text-properties fo:language="en" fo:country="US" officeooo:rsid="00866928"/>
    </style:style>
    <style:style style:name="T51" style:family="text">
      <style:text-properties fo:language="en" fo:country="US" fo:font-weight="normal" fo:background-color="transparent" loext:char-shading-value="0" style:font-weight-asian="normal" style:font-weight-complex="normal"/>
    </style:style>
    <style:style style:name="T52" style:family="text">
      <style:text-properties fo:language="en" fo:country="US" fo:font-weight="normal" officeooo:rsid="007e73e7" fo:background-color="transparent" loext:char-shading-value="0" style:font-weight-asian="normal" style:font-weight-complex="normal"/>
    </style:style>
    <style:style style:name="T53" style:family="text">
      <style:text-properties fo:language="en" fo:country="US" officeooo:rsid="002bbd36"/>
    </style:style>
    <style:style style:name="T54" style:family="text">
      <style:text-properties fo:language="en" fo:country="US" officeooo:rsid="002d9945"/>
    </style:style>
    <style:style style:name="T55" style:family="text">
      <style:text-properties fo:language="en" fo:country="US" officeooo:rsid="002e0379"/>
    </style:style>
    <style:style style:name="T56" style:family="text">
      <style:text-properties fo:language="en" fo:country="US" officeooo:rsid="00987f1f"/>
    </style:style>
    <style:style style:name="T57" style:family="text">
      <style:text-properties officeooo:rsid="003ce683"/>
    </style:style>
    <style:style style:name="T58" style:family="text">
      <style:text-properties officeooo:rsid="003e66fd"/>
    </style:style>
    <style:style style:name="T59" style:family="text">
      <style:text-properties style:text-line-through-style="none" style:text-line-through-type="none"/>
    </style:style>
    <style:style style:name="T60" style:family="text">
      <style:text-properties style:text-line-through-style="none" style:text-line-through-type="none" fo:font-weight="bold" fo:background-color="transparent" loext:char-shading-value="0" style:font-weight-asian="bold" style:font-weight-complex="bold"/>
    </style:style>
    <style:style style:name="T61" style:family="text">
      <style:text-properties style:text-line-through-style="none" style:text-line-through-type="none" fo:font-weight="bold" style:font-weight-asian="bold" style:font-weight-complex="bold"/>
    </style:style>
    <style:style style:name="T62" style:family="text">
      <style:text-properties style:text-line-through-style="none" style:text-line-through-type="none" style:text-underline-style="solid" style:text-underline-width="auto" style:text-underline-color="font-color" fo:font-weight="bold" officeooo:rsid="0048e6f7" style:font-weight-asian="bold" style:font-weight-complex="bold"/>
    </style:style>
    <style:style style:name="T63" style:family="text">
      <style:text-properties style:text-line-through-style="none" style:text-line-through-type="none" fo:font-size="12pt" fo:font-weight="normal" officeooo:rsid="004b91e8" fo:background-color="transparent" loext:char-shading-value="0" style:font-size-asian="12pt" style:font-weight-asian="normal" style:font-size-complex="12pt" style:font-weight-complex="normal"/>
    </style:style>
    <style:style style:name="T64" style:family="text">
      <style:text-properties style:text-line-through-style="none" style:text-line-through-type="none" fo:font-size="12pt" style:text-underline-style="solid" style:text-underline-width="auto" style:text-underline-color="font-color" officeooo:rsid="005f7237" fo:background-color="transparent" loext:char-shading-value="0" style:font-size-asian="12pt" style:font-size-complex="12pt"/>
    </style:style>
    <style:style style:name="T65" style:family="text">
      <style:text-properties style:text-line-through-style="none" style:text-line-through-type="none" fo:font-size="12pt" fo:background-color="transparent" loext:char-shading-value="0" style:font-size-asian="12pt" style:font-size-complex="12pt"/>
    </style:style>
    <style:style style:name="T66" style:family="text">
      <style:text-properties style:text-line-through-style="none" style:text-line-through-type="none" fo:font-size="12pt" officeooo:rsid="005f7237" fo:background-color="transparent" loext:char-shading-value="0" style:font-size-asian="12pt" style:font-size-complex="12pt"/>
    </style:style>
    <style:style style:name="T67" style:family="text">
      <style:text-properties style:text-line-through-style="none" style:text-line-through-type="none" officeooo:rsid="00205a35"/>
    </style:style>
    <style:style style:name="T68" style:family="text">
      <style:text-properties style:text-line-through-style="none" style:text-line-through-type="none" officeooo:rsid="0072dddd"/>
    </style:style>
    <style:style style:name="T69" style:family="text">
      <style:text-properties style:text-line-through-style="none" style:text-line-through-type="none" fo:font-style="italic" officeooo:rsid="001309fa" style:font-style-asian="italic" style:font-style-complex="italic"/>
    </style:style>
    <style:style style:name="T70" style:family="text">
      <style:text-properties style:text-line-through-style="none" style:text-line-through-type="none" officeooo:rsid="001309fa"/>
    </style:style>
    <style:style style:name="T71" style:family="text">
      <style:text-properties officeooo:rsid="004fdb0b"/>
    </style:style>
    <style:style style:name="T72" style:family="text">
      <style:text-properties officeooo:rsid="00585cc5"/>
    </style:style>
    <style:style style:name="T73" style:family="text">
      <style:text-properties officeooo:rsid="00590adb"/>
    </style:style>
    <style:style style:name="T74" style:family="text">
      <style:text-properties officeooo:rsid="0016203b"/>
    </style:style>
    <style:style style:name="T75" style:family="text">
      <style:text-properties officeooo:rsid="0066e8aa"/>
    </style:style>
    <style:style style:name="T76" style:family="text">
      <style:text-properties officeooo:rsid="0066265a"/>
    </style:style>
    <style:style style:name="T77" style:family="text">
      <style:text-properties officeooo:rsid="00674512"/>
    </style:style>
    <style:style style:name="T78" style:family="text">
      <style:text-properties officeooo:rsid="0069e77e"/>
    </style:style>
    <style:style style:name="T79" style:family="text">
      <style:text-properties officeooo:rsid="0071d9b6"/>
    </style:style>
    <style:style style:name="T80" style:family="text">
      <style:text-properties officeooo:rsid="007363d0"/>
    </style:style>
    <style:style style:name="T81" style:family="text">
      <style:text-properties fo:font-size="12pt" fo:font-weight="normal" officeooo:rsid="00585cc5" style:font-size-asian="12pt" style:font-weight-asian="normal" style:font-size-complex="12pt" style:font-weight-complex="normal"/>
    </style:style>
    <style:style style:name="T82" style:family="text">
      <style:text-properties fo:font-size="12pt" fo:font-weight="normal" officeooo:rsid="007363d0" style:font-size-asian="12pt" style:font-weight-asian="normal" style:font-size-complex="12pt" style:font-weight-complex="normal"/>
    </style:style>
    <style:style style:name="T83" style:family="text">
      <style:text-properties fo:font-size="12pt" fo:font-weight="normal" officeooo:rsid="00949f6f" fo:background-color="#ffff00" loext:char-shading-value="0" style:font-size-asian="12pt" style:font-weight-asian="normal" style:font-size-complex="12pt" style:font-weight-complex="normal"/>
    </style:style>
    <style:style style:name="T84" style:family="text">
      <style:text-properties fo:font-size="12pt" fo:font-weight="normal" officeooo:rsid="00a035b4" fo:background-color="#ffff00" loext:char-shading-value="0" style:font-size-asian="12pt" style:font-weight-asian="normal" style:font-size-complex="12pt" style:font-weight-complex="normal"/>
    </style:style>
    <style:style style:name="T85" style:family="text">
      <style:text-properties fo:font-size="12pt" fo:font-weight="normal" officeooo:rsid="00bd2f99" fo:background-color="#ffff00" loext:char-shading-value="0" style:font-size-asian="12pt" style:font-weight-asian="normal" style:font-size-complex="12pt" style:font-weight-complex="normal"/>
    </style:style>
    <style:style style:name="T86" style:family="text">
      <style:text-properties fo:font-size="12pt" fo:font-weight="bold" officeooo:rsid="00949f6f" style:font-size-asian="12pt" style:font-weight-asian="bold" style:font-size-complex="12pt" style:font-weight-complex="bold"/>
    </style:style>
    <style:style style:name="T87" style:family="text">
      <style:text-properties fo:font-size="12pt" officeooo:rsid="0055a9e7" style:font-size-asian="12pt" style:font-size-complex="12pt"/>
    </style:style>
    <style:style style:name="T88" style:family="text">
      <style:text-properties fo:font-size="12pt" officeooo:rsid="00205a35" style:font-size-asian="12pt" style:font-size-complex="12pt"/>
    </style:style>
    <style:style style:name="T89" style:family="text">
      <style:text-properties fo:font-size="12pt" fo:language="en" fo:country="US" style:text-underline-style="none" fo:font-weight="normal" officeooo:rsid="001309fa" fo:background-color="transparent" loext:char-shading-value="0" style:font-size-asian="12pt" style:font-weight-asian="normal" style:font-size-complex="12pt" style:font-weight-complex="normal"/>
    </style:style>
    <style:style style:name="T90" style:family="text">
      <style:text-properties fo:font-size="12pt" fo:language="en" fo:country="US" style:text-underline-style="none" fo:font-weight="normal" officeooo:rsid="007c146f" fo:background-color="transparent" loext:char-shading-value="0" style:font-size-asian="12pt" style:font-weight-asian="normal" style:font-size-complex="12pt" style:font-weight-complex="normal"/>
    </style:style>
    <style:style style:name="T91" style:family="text">
      <style:text-properties officeooo:rsid="0074f7a2"/>
    </style:style>
    <style:style style:name="T92" style:family="text">
      <style:text-properties officeooo:rsid="007ba12c"/>
    </style:style>
    <style:style style:name="T93" style:family="text">
      <style:text-properties officeooo:rsid="007cbdc1"/>
    </style:style>
    <style:style style:name="T94" style:family="text">
      <style:text-properties fo:font-weight="normal" style:font-weight-asian="normal" style:font-weight-complex="normal"/>
    </style:style>
    <style:style style:name="T95" style:family="text">
      <style:text-properties fo:font-weight="normal" officeooo:rsid="007cbdc1" style:font-weight-asian="normal" style:font-weight-complex="normal"/>
    </style:style>
    <style:style style:name="T96" style:family="text">
      <style:text-properties fo:font-weight="normal" officeooo:rsid="009c79a9" style:font-weight-asian="normal" style:font-weight-complex="normal"/>
    </style:style>
    <style:style style:name="T97" style:family="text">
      <style:text-properties fo:font-weight="normal" officeooo:rsid="0071778c" style:font-weight-asian="normal" style:font-weight-complex="normal"/>
    </style:style>
    <style:style style:name="T98" style:family="text">
      <style:text-properties fo:font-weight="normal" officeooo:rsid="00205a35" style:font-weight-asian="normal" style:font-weight-complex="normal"/>
    </style:style>
    <style:style style:name="T99" style:family="text">
      <style:text-properties fo:font-weight="normal" officeooo:rsid="007b1c1b" style:font-weight-asian="normal" style:font-weight-complex="normal"/>
    </style:style>
    <style:style style:name="T100" style:family="text">
      <style:text-properties fo:font-weight="normal" officeooo:rsid="009d8876" style:font-weight-asian="normal" style:font-weight-complex="normal"/>
    </style:style>
    <style:style style:name="T101" style:family="text">
      <style:text-properties fo:font-weight="normal" officeooo:rsid="00a30736" style:font-weight-asian="normal" style:font-weight-complex="normal"/>
    </style:style>
    <style:style style:name="T102" style:family="text">
      <style:text-properties fo:font-weight="normal" officeooo:rsid="00913ec5" fo:background-color="#ffff00" loext:char-shading-value="0" style:font-weight-asian="normal" style:font-weight-complex="normal"/>
    </style:style>
    <style:style style:name="T103" style:family="text">
      <style:text-properties fo:font-weight="normal" officeooo:rsid="00926c2a" fo:background-color="#ffff00" loext:char-shading-value="0" style:font-weight-asian="normal" style:font-weight-complex="normal"/>
    </style:style>
    <style:style style:name="T104" style:family="text">
      <style:text-properties fo:font-weight="normal" officeooo:rsid="009f11a1" fo:background-color="#ffff00" loext:char-shading-value="0" style:font-weight-asian="normal" style:font-weight-complex="normal"/>
    </style:style>
    <style:style style:name="T105" style:family="text">
      <style:text-properties fo:font-weight="normal" officeooo:rsid="009c79a9" fo:background-color="#ffff00" loext:char-shading-value="0" style:font-weight-asian="normal" style:font-weight-complex="normal"/>
    </style:style>
    <style:style style:name="T106" style:family="text">
      <style:text-properties fo:font-weight="normal" officeooo:rsid="0071778c" fo:background-color="#ffff00" loext:char-shading-value="0" style:font-weight-asian="normal" style:font-weight-complex="normal"/>
    </style:style>
    <style:style style:name="T107" style:family="text">
      <style:text-properties fo:font-weight="normal" officeooo:rsid="00a30736" fo:background-color="#ffff00" loext:char-shading-value="0" style:font-weight-asian="normal" style:font-weight-complex="normal"/>
    </style:style>
    <style:style style:name="T108" style:family="text">
      <style:text-properties fo:font-weight="normal" officeooo:rsid="00205a35" fo:background-color="#ffff00" loext:char-shading-value="0" style:font-weight-asian="normal" style:font-weight-complex="normal"/>
    </style:style>
    <style:style style:name="T109" style:family="text">
      <style:text-properties fo:font-weight="normal" officeooo:rsid="00adb688" fo:background-color="#ffff00" loext:char-shading-value="0" style:font-weight-asian="normal" style:font-weight-complex="normal"/>
    </style:style>
    <style:style style:name="T110" style:family="text">
      <style:text-properties fo:font-weight="normal" officeooo:rsid="00ba0d29" fo:background-color="#ffff00" loext:char-shading-value="0" style:font-weight-asian="normal" style:font-weight-complex="normal"/>
    </style:style>
    <style:style style:name="T111" style:family="text">
      <style:text-properties fo:font-weight="normal" officeooo:rsid="00c03a0f" fo:background-color="#ffff00" loext:char-shading-value="0" style:font-weight-asian="normal" style:font-weight-complex="normal"/>
    </style:style>
    <style:style style:name="T112" style:family="text">
      <style:text-properties fo:font-weight="normal" officeooo:rsid="00c657af" fo:background-color="#ffff00" loext:char-shading-value="0" style:font-weight-asian="normal" style:font-weight-complex="normal"/>
    </style:style>
    <style:style style:name="T113" style:family="text">
      <style:text-properties officeooo:rsid="007dc58a"/>
    </style:style>
    <style:style style:name="T114" style:family="text">
      <style:text-properties officeooo:rsid="007e965c"/>
    </style:style>
    <style:style style:name="T115" style:family="text">
      <style:text-properties officeooo:rsid="0085850d"/>
    </style:style>
    <style:style style:name="T116" style:family="text">
      <style:text-properties officeooo:rsid="0030161d"/>
    </style:style>
    <style:style style:name="T117" style:family="text">
      <style:text-properties officeooo:rsid="00866928"/>
    </style:style>
    <style:style style:name="T118" style:family="text">
      <style:text-properties officeooo:rsid="008962dc"/>
    </style:style>
    <style:style style:name="T119" style:family="text">
      <style:text-properties officeooo:rsid="008ba11d"/>
    </style:style>
    <style:style style:name="T120" style:family="text">
      <style:text-properties fo:background-color="transparent" loext:char-shading-value="0"/>
    </style:style>
    <style:style style:name="T121" style:family="text">
      <style:text-properties officeooo:rsid="0030161d" fo:background-color="transparent" loext:char-shading-value="0"/>
    </style:style>
    <style:style style:name="T122" style:family="text">
      <style:text-properties officeooo:rsid="009c79a9" fo:background-color="transparent" loext:char-shading-value="0"/>
    </style:style>
    <style:style style:name="T123" style:family="text">
      <style:text-properties officeooo:rsid="00706d4a" fo:background-color="transparent" loext:char-shading-value="0"/>
    </style:style>
    <style:style style:name="T124" style:family="text">
      <style:text-properties fo:background-color="#ffff00" loext:char-shading-value="0"/>
    </style:style>
    <style:style style:name="T125" style:family="text">
      <style:text-properties officeooo:rsid="008962dc" fo:background-color="#ffff00" loext:char-shading-value="0"/>
    </style:style>
    <style:style style:name="T126" style:family="text">
      <style:text-properties officeooo:rsid="00937834" fo:background-color="#ffff00" loext:char-shading-value="0"/>
    </style:style>
    <style:style style:name="T127" style:family="text">
      <style:text-properties officeooo:rsid="0094637e" fo:background-color="#ffff00" loext:char-shading-value="0"/>
    </style:style>
    <style:style style:name="T128" style:family="text">
      <style:text-properties officeooo:rsid="0096d3cb" fo:background-color="#ffff00" loext:char-shading-value="0"/>
    </style:style>
    <style:style style:name="T129" style:family="text">
      <style:text-properties officeooo:rsid="007363d0" fo:background-color="#ffff00" loext:char-shading-value="0"/>
    </style:style>
    <style:style style:name="T130" style:family="text">
      <style:text-properties officeooo:rsid="009c79a9" fo:background-color="#ffff00" loext:char-shading-value="0"/>
    </style:style>
    <style:style style:name="T131" style:family="text">
      <style:text-properties officeooo:rsid="00a1319e" fo:background-color="#ffff00" loext:char-shading-value="0"/>
    </style:style>
    <style:style style:name="T132" style:family="text">
      <style:text-properties officeooo:rsid="00b3934b" fo:background-color="#ffff00" loext:char-shading-value="0"/>
    </style:style>
    <style:style style:name="T133" style:family="text">
      <style:text-properties officeooo:rsid="00b4bf09" fo:background-color="#ffff00" loext:char-shading-value="0"/>
    </style:style>
    <style:style style:name="T134" style:family="text">
      <style:text-properties officeooo:rsid="00b513d4" fo:background-color="#ffff00" loext:char-shading-value="0"/>
    </style:style>
    <style:style style:name="T135" style:family="text">
      <style:text-properties officeooo:rsid="00b66e03" fo:background-color="#ffff00" loext:char-shading-value="0"/>
    </style:style>
    <style:style style:name="T136" style:family="text">
      <style:text-properties officeooo:rsid="00b78b7e" fo:background-color="#ffff00" loext:char-shading-value="0"/>
    </style:style>
    <style:style style:name="T137" style:family="text">
      <style:text-properties officeooo:rsid="00be5928" fo:background-color="#ffff00" loext:char-shading-value="0"/>
    </style:style>
    <style:style style:name="T138" style:family="text">
      <style:text-properties officeooo:rsid="00c2fb92" fo:background-color="#ffff00" loext:char-shading-value="0"/>
    </style:style>
    <style:style style:name="T139" style:family="text">
      <style:text-properties officeooo:rsid="00c35eef" fo:background-color="#ffff00" loext:char-shading-value="0"/>
    </style:style>
    <style:style style:name="T140" style:family="text">
      <style:text-properties officeooo:rsid="00c431f6" fo:background-color="#ffff00" loext:char-shading-value="0"/>
    </style:style>
    <style:style style:name="T141" style:family="text">
      <style:text-properties officeooo:rsid="00c52ca6" fo:background-color="#ffff00" loext:char-shading-value="0"/>
    </style:style>
    <style:style style:name="T142" style:family="text">
      <style:text-properties officeooo:rsid="0095ed5b"/>
    </style:style>
    <style:style style:name="T143" style:family="text">
      <style:text-properties officeooo:rsid="0096d3cb"/>
    </style:style>
    <style:style style:name="T144" style:family="text">
      <style:text-properties officeooo:rsid="00427bda"/>
    </style:style>
    <style:style style:name="T145" style:family="text">
      <style:text-properties officeooo:rsid="00450775"/>
    </style:style>
    <style:style style:name="T146" style:family="text">
      <style:text-properties officeooo:rsid="0046a1bb"/>
    </style:style>
    <style:style style:name="T147" style:family="text">
      <style:text-properties officeooo:rsid="006d063b"/>
    </style:style>
    <style:style style:name="T148" style:family="text">
      <style:text-properties officeooo:rsid="0051fe1d"/>
    </style:style>
    <style:style style:name="T149" style:family="text">
      <style:text-properties officeooo:rsid="001309fa"/>
    </style:style>
    <style:style style:name="T150" style:family="text">
      <style:text-properties officeooo:rsid="008c0bac"/>
    </style:style>
    <style:style style:name="T151" style:family="text">
      <style:text-properties officeooo:rsid="008f63c1"/>
    </style:style>
    <style:style style:name="T152" style:family="text">
      <style:text-properties officeooo:rsid="008fb8fb"/>
    </style:style>
    <style:style style:name="T153" style:family="text">
      <style:text-properties officeooo:rsid="007a3250"/>
    </style:style>
    <style:style style:name="T154" style:family="text">
      <style:text-properties officeooo:rsid="001a95ef"/>
    </style:style>
    <style:style style:name="T155" style:family="text">
      <style:text-properties officeooo:rsid="0056088b"/>
    </style:style>
    <style:style style:name="T156" style:family="text">
      <style:text-properties officeooo:rsid="005895c4"/>
    </style:style>
    <style:style style:name="T157" style:family="text">
      <style:text-properties officeooo:rsid="0019751e"/>
    </style:style>
    <style:style style:name="T158" style:family="text">
      <style:text-properties officeooo:rsid="001c25f4"/>
    </style:style>
    <style:style style:name="T159" style:family="text">
      <style:text-properties officeooo:rsid="001b4fd0"/>
    </style:style>
    <style:style style:name="T160" style:family="text">
      <style:text-properties officeooo:rsid="009c79a9"/>
    </style:style>
    <style:style style:name="T161" style:family="text">
      <style:text-properties officeooo:rsid="005b3174"/>
    </style:style>
    <style:style style:name="T162" style:family="text">
      <style:text-properties officeooo:rsid="005d72a8"/>
    </style:style>
    <style:style style:name="T163" style:family="text">
      <style:text-properties officeooo:rsid="005f7237"/>
    </style:style>
    <style:style style:name="T164" style:family="text">
      <style:text-properties officeooo:rsid="00731916"/>
    </style:style>
    <style:style style:name="T165" style:family="text">
      <style:text-properties officeooo:rsid="0075c550"/>
    </style:style>
    <style:style style:name="T166" style:family="text">
      <style:text-properties officeooo:rsid="004213b9"/>
    </style:style>
    <style:style style:name="T167" style:family="text">
      <style:text-properties style:text-underline-style="none"/>
    </style:style>
    <style:style style:name="T168" style:family="text">
      <style:text-properties style:text-underline-style="none" officeooo:rsid="001309fa"/>
    </style:style>
    <style:style style:name="T169" style:family="text">
      <style:text-properties style:text-underline-style="none" officeooo:rsid="008a1d20"/>
    </style:style>
    <style:style style:name="T170" style:family="text">
      <style:text-properties officeooo:rsid="00630fb3"/>
    </style:style>
    <style:style style:name="T171" style:family="text">
      <style:text-properties officeooo:rsid="007a14e5"/>
    </style:style>
    <style:style style:name="T172" style:family="text">
      <style:text-properties officeooo:rsid="007a632c"/>
    </style:style>
    <style:style style:name="T173" style:family="text">
      <style:text-properties officeooo:rsid="007c2b73"/>
    </style:style>
    <style:style style:name="T174" style:family="text">
      <style:text-properties officeooo:rsid="007ceb67"/>
    </style:style>
    <style:style style:name="T175" style:family="text">
      <style:text-properties officeooo:rsid="00676859"/>
    </style:style>
    <style:style style:name="T176" style:family="text">
      <style:text-properties officeooo:rsid="0068d1fe"/>
    </style:style>
    <style:style style:name="T177" style:family="text">
      <style:text-properties officeooo:rsid="0089c0a1"/>
    </style:style>
    <style:style style:name="T178" style:family="text">
      <style:text-properties officeooo:rsid="008a1d20"/>
    </style:style>
    <style:style style:name="T179" style:family="text">
      <style:text-properties fo:font-style="italic" style:font-style-asian="italic" style:font-style-complex="italic"/>
    </style:style>
    <style:style style:name="T180" style:family="text">
      <style:text-properties officeooo:rsid="0068d43e"/>
    </style:style>
    <style:style style:name="T181" style:family="text">
      <style:text-properties officeooo:rsid="009d8876"/>
    </style:style>
    <style:style style:name="T182" style:family="text">
      <style:text-properties officeooo:rsid="00afba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4">REVISION 1 – REVIEWER 1</text:p>
      <text:p text:style-name="P27"/>
      <text:p text:style-name="P27">1-INTRODUCTION</text:p>
      <text:p text:style-name="P32"/>
      <text:p text:style-name="P32"><text:span text:style-name="T11">1.1 </text:span>The first part of the introduction (line 48 page 2 to line 52 page 3) intends to describe how « reduced-scale physical modelling » (as the approach is named by the authors) has been used to help developing seismic imaging methods. This section appears incomplete about the subject, more particularly if compared to cited articles in which proper references could have been found. It does not present the variety of approaches and materials used in recent laboratory studies and it lacks important past and recent references about the topic.</text:p>
      <text:p text:style-name="P44"/>
      <text:p text:style-name="P45">Some references have been added to the corrected version in the introduction and description of small-scale physical modeling. A short explanation on why <text:span text:style-name="T115">a 3D measureemnt bench (</text:span>MUSC<text:span text:style-name="T115">)</text:span> <text:span text:style-name="T115">rather </text:span>than <text:span text:style-name="T115">a</text:span> 2D approach <text:span text:style-name="T115">which consists in </text:span>using non-dispersive Lamb waves has been added <text:span text:style-name="T77">(see remark of reviewer 2 1.3)</text:span>. </text:p>
      <text:p text:style-name="P47">For this argument, a text and references has been added <text:span text:style-name="T118">lines  : </text:span><text:span text:style-name="T125">91 to 106 (</text:span><text:span text:style-name="T132">113</text:span><text:span text:style-name="T125"> to 1</text:span><text:span text:style-name="T132">28</text:span><text:span text:style-name="T125"> in R2)</text:span></text:p>
      <text:p text:style-name="P46"/>
      <text:p text:style-name="P48"/>
      <text:p text:style-name="P33"><text:span text:style-name="T12">1.2</text:span><text:span text:style-name="T36"> </text:span>The second part of the introduction (line 54 page 3 to line 16 page 5) intends to present the main aims of this work. This section should describe the outline, the main questions and the general issues of the subject the authors are dealing with but it does not. </text:p>
      <text:p text:style-name="P2"/>
      <text:p text:style-name="P17">This part has been rewritten, completed <text:span text:style-name="T92">and reorganized to present main aims of this work</text:span>.</text:p>
      <text:p text:style-name="P1">See lines : <text:span text:style-name="T124">88 to 90 </text:span><text:span text:style-name="T126"><text:s/></text:span><text:span text:style-name="T124">and line 119 </text:span><text:span text:style-name="T127">(</text:span><text:span text:style-name="T133">line 119 to 1</text:span><text:span text:style-name="T134">78</text:span><text:span text:style-name="T127"> in R2)</text:span></text:p>
      <text:p text:style-name="P3"/>
      <text:p text:style-name="P4"><text:span text:style-name="T13">1.3 </text:span><text:span text:style-name="T1">The authors claim their general objective is “to complete the validation of the capability of [such] ultrasonic devices to precisely and quantitatively simulate surface seismic data carried out with multisource and multireceiver settings” (see lines 8-14 page 4). It sounds pretty similar to the objectives of Bretaudeau et al. (2011) and the work described in this manuscript is only presented as the improvement of the equipment in order to “increase the potential” of the author's experimental laboratory. Up to this point, the authors are submitting to GJI a technical "refinement" of an experimental tool. I am fine with this since GJI, among other journals, recently published several articles on this very interesting and promising topic. But the introduction is too vague and does not give enough details nor arguments for the readers to figure out the actual “potential” of such equipments and to understand why it has to be “refined”, as it is mentioned in the title.</text:span></text:p>
      <text:p text:style-name="P5"/>
      <text:p text:style-name="P24">The objectives of (Bretaudeau et al. 2011) were mainly to validate the MUSC laboratory as a reliable tool to reproduce field acquisition but some discrepancies remained in the <text:s/>comparison of the amplitudes to numerical data due to the 3D/2D conversion. Thus, the fi<text:span text:style-name="T142">r</text:span>st objective of the refinement of the analysis proposed here is to reduce these discrepancies through a new test consisting in usinq an experimental source line. Furthermore, experimental measurement with a 2D line source will offer the possibility to directly <text:s/>validate 2D imaging methods in further works. A second aspect of the refinement of the assessment of the capacity of the measurement bench tackled in this paper consist in testing the source repeatability.</text:p>
      <text:p text:style-name="P6"/>
      <text:p text:style-name="P5"><text:span text:style-name="T116">Some parts of the <text:s/>introduction have been rewriten to clarify the objectives of our paper and some references have been added (see answers 1.1, 1.2 above and responses to reviewer 2 <text:s/>1.2) .</text:span><text:span text:style-name="T121"> </text:span></text:p>
      <text:p text:style-name="P28"/>
      <text:p text:style-name="P7"><text:span text:style-name="T14">1.4</text:span><text:span text:style-name="T42"> </text:span><text:span text:style-name="T1">If I understood well, the authors first point out the fact that, despite recent developments of 3 dimensional (3D) numerical modelling methods (they do not give any reference), most interpretation (processing, inversion) techniques involve 2D (or even 1D) assumptions. They </text:span><text:soft-page-break/><text:span text:style-name="T1">consequently claim that “the differences between 2D and 3D propagated wavefields must be explicitly taken into account to successfully validate imaging methods using field or experimental data”. What I understood is that the authors want to show the great “potential” of their 3D physical modelling tool by making it provide 2D-like seismic data. I do not clearly see the interest in such approach.</text:span></text:p>
      <text:p text:style-name="P8"/>
      <text:p text:style-name="P18">As discussed in 1.1, 3D physical modeling tools have some advantages over 2D physical modeling tools even to produce 2D-like data.</text:p>
      <text:p text:style-name="P18"/>
      <text:p text:style-name="P19"><text:span text:style-name="T57">Please s</text:span>ee response <text:span text:style-name="T113">to </text:span><text:span text:style-name="T8">1.1</text:span><text:span text:style-name="T93"> and </text:span><text:span text:style-name="T1">1.3 </text:span><text:span text:style-name="T95">for additionnal informations.</text:span></text:p>
      <text:p text:style-name="P20"/>
      <text:p text:style-name="P34"><text:span text:style-name="T21">1.5</text:span><text:span text:style-name="T43"> </text:span>I believe that experimental studies and associated equipments (including the laboratory equipment presented by the authors) are extremely useful to understand seismic-wave propagation in 3D media, more particularly when numerical modelling fails to reproduce the actual complexity of real media. But why do the authors try to degrade their data which are recorded on 3D media (more particularly when they were able to built these physical models with almost a perfect control on dimensions and parameters ) ? Why developing such an important and sophisticated experimental setup, dedicated to physical modelling (which means on real, hence 3D, structures) and then focusing on 2D aspects ? How 2D data can validate imaging methods when real data are obviously 3D (as far as I am concerned, an imaging method is valid when it is successful in describing real media...) ?</text:p>
      <text:p text:style-name="P9"/>
      <text:p text:style-name="P21">The fact is that even if 3D numerical modeling is widely developed, 3D imaging is still a challenging task and 2D imaging include some approximations (cylindrical source for example) which can not be realize on field. The goal here is not to degrade a sophisticated 3D experimental setup but to provide experimental data able to fit 2D imaging method limitations without supplementary data pre-processing such as geometrical spreading correction or 2.5D approximation.</text:p>
      <text:p text:style-name="P10"><text:span text:style-name="T114">More, many models used with MUSC have a 2D structure invariant in the y-direction. </text:span><text:line-break/></text:p>
      <text:p text:style-name="P10"><text:span text:style-name="T57">Please see response to </text:span><text:span text:style-name="T2">1.3</text:span><text:span text:style-name="T57">. in addition.</text:span></text:p>
      <text:p text:style-name="P9"/>
      <text:p text:style-name="P11"><text:span text:style-name="T15">1.6</text:span><text:span text:style-name="T3"> </text:span><text:span text:style-name="T1">I am fine with the idea that imaging techniques are mostly 2D. I agree that this point is, in itself, an important issue of seismic imaging and in geophysics in general. But I do not see the interest in trying to adapt 3D modelling methods to provide 2D data in order to validate 2D imaging methods. I think one should better concentrate on their improvement. To do this, I firmly believe we need to work on real data. But as it is said in the manuscript, one does not control, neither perfectly know, real media. Then 3D numerical and physical modelling tools can be used to provided realistic data (obtained on almost perfectly controlled 3D structures) to find ways to adapt imaging method, but not the contrary. This is mainly why I do not understand the objectives of this work.</text:span></text:p>
      <text:p text:style-name="P35"/>
      <text:p text:style-name="P49">See responses <text:span text:style-name="T1">1.3</text:span> to <text:span text:style-name="T1">1.5. </text:span></text:p>
      <text:p text:style-name="P38"/>
      <text:p text:style-name="P12"><text:span text:style-name="T16">1.7</text:span><text:span text:style-name="T4"> </text:span><text:span text:style-name="T1">But possible reasons of my misunderstanding could as well be the lack of references about the subject and the poor organisation of the introduction, and of the manuscript in general.</text:span></text:p>
      <text:p text:style-name="P13"/>
      <text:p text:style-name="P12"><text:span text:style-name="T58">As said in responses </text:span><text:span text:style-name="T4">1.1</text:span><text:span text:style-name="T58"> to </text:span><text:span text:style-name="T4">1.</text:span><text:span text:style-name="T9">5</text:span><text:span text:style-name="T58">, introduction has been rewritten, clarified and references have been added.</text:span></text:p>
      <text:p text:style-name="P55"/>
      <text:p text:style-name="P42"><text:span text:style-name="T23">1.8</text:span><text:span text:style-name="T76"> </text:span>At the end of the introduction, I understood the authors were going to present both numerical and physical modelling studies, but I did not understood how and why. The next sections (2.1 and 2.2) only give general presentations of these methods with a lot of references <text:soft-page-break/>and details that should (including tables, photographies and figures given as “examples”) be summarised in an appendix section since they do not directly connect with the main subject of this work and do not help reader understanding the objectives.</text:p>
      <text:p text:style-name="P43"/>
      <text:p text:style-name="P22">The aim of this work is to provide experimental data in controlled environement for validation of 2D (high-resolution) imaging methods. To do this, we explore several issues related to 2D FWI validations  <text:span text:style-name="T75">such as </text:span>(1) absence of real 2D data and (2) importance of source function knowledge.</text:p>
      <text:p text:style-name="P22"/>
      <text:p text:style-name="P22">For the first point we show the limitations of 3D-2D spreading correction and we propose an alternative approach which allows to produce 3D experimentally constructed line-source data, i.e. 2D equivalent experimental data in controlled environement. <text:span text:style-name="T74">A description of MUSC is then important. More, 3D-2D spreading correction limitations can be more easily shown using numerical modeling.</text:span></text:p>
      <text:p text:style-name="P22"/>
      <text:p text:style-name="P62">The second point is, again, related to 2D FWI validations. <text:span text:style-name="T74">FWI algorithms contain features like source function estimation widely based on deconvolution. However, this estimation is strongly related to the accuracy of initial model (M0). If M0 is not sufficiently accurate, the estimated source function will absorb inaccuracies and degrade the final inversion result. This is why a good knowledge of the source function is critical in FWI. Thus to evaluate the source function and state on its reproducibility we have to use a stable and accurate numerical method.</text:span></text:p>
      <text:p text:style-name="P60"/>
      <text:p text:style-name="P63">2-METHODS</text:p>
      <text:p text:style-name="P61"/>
      <text:p text:style-name="P61"><text:span text:style-name="T62">2.1 </text:span><text:span text:style-name="T60">The models and their parameters are then presented. I did not understand the links between the Table 3 and Fig. 2. Why does the table contains properties of material not presented on Fig. 3, nor in the text, if I am correct ?</text:span></text:p>
      <text:p text:style-name="P64"/>
      <text:p text:style-name="P65">This has been clarified in the corrected version. The aim of the table is to show several materials commonly used to manufacture scale-models. Fig. 2 which was not cited in text in the previous version of the manuscript is now referenced. </text:p>
      <text:p text:style-name="P56"/>
      <text:p text:style-name="P66">Text added in the corrected version <text:span text:style-name="T143">(</text:span><text:span text:style-name="T128">Line 2</text:span><text:span text:style-name="T135">78</text:span><text:span text:style-name="T128"> to 2</text:span><text:span text:style-name="T135">82</text:span><text:span text:style-name="T128"> in R2</text:span><text:span text:style-name="T143">)</text:span>:</text:p>
      <text:p text:style-name="P67">« As shown on <text:span text:style-name="T119">Fig.</text:span> 2, even if the emission properties of a piezo-electric transducer is narrow-band, the spectral bandwith of the pulse emitted by the piezo-electric transducer is large enough to simulate a seismic pulse emitted by a hammer fall in subsurface media, through the scale ratio used in table 2. »</text:p>
      <text:p text:style-name="P66"/>
      <text:p text:style-name="P66">More details and remarks in responses to reviewer 2 section <text:span text:style-name="T1">2</text:span>.</text:p>
      <text:p text:style-name="P58"/>
      <text:p text:style-name="P68"><text:span text:style-name="T17">2.2</text:span><text:span text:style-name="T5"> </text:span><text:span text:style-name="T1">In addition, the physical models are obviously 3D and with edges... so Fig. 3 should present every dimensions, show the 3D structures and where the acquisition setup is/are implemented (more particularly so the readers can easily find boundary conditions).</text:span></text:p>
      <text:p text:style-name="P57"/>
      <text:p text:style-name="P71"><text:span text:style-name="T63">It is done in the corrected version. Fig. 3 now shows 3D models. </text:span><text:bookmark text:name="result_box4"/><text:span text:style-name="T44">Th</text:span><text:span text:style-name="T47">is</text:span><text:span text:style-name="T44"> new figure make it easy to identify the acquisition by relying on the figures </text:span><text:span text:style-name="T47">4 </text:span><text:span text:style-name="T48">(Fig. 5 in the previous version) </text:span><text:span text:style-name="T47">and 7 </text:span><text:span text:style-name="T48">(Fig. 8 in the previous version)</text:span><text:span text:style-name="T47">.</text:span></text:p>
      <text:p text:style-name="P59"/>
      <text:p text:style-name="P68"><text:span text:style-name="T18">2.3. </text:span><text:span text:style-name="T1">As for numerical modelling, Fig. 4 is completely useless in its present form (it does not give any information about the model) and deserve way more details.</text:span></text:p>
      <text:p text:style-name="P69"/>
      <text:p text:style-name="P70">Yes, Fig.4 is completely useless in its form but a more detailled figure would not be readable. Consequently, this figure <text:span text:style-name="T117">has been</text:span> removed <text:span text:style-name="T79">but explaination on mesh are still present in Numerical </text:span><text:soft-page-break/><text:span text:style-name="T79">modeling section and related description was moved to « Numerical method » section.</text:span></text:p>
      <text:p text:style-name="P29"/>
      <text:p text:style-name="P14"><text:span text:style-name="T19">2.4 </text:span><text:span text:style-name="T61">The next section presents in details the method developed by Forbriger et al. (2014). I understand this approach is important for the study but, as it does not correspond to the main work of the authors, it should be given in appendix and this section should concentrate on the processing workflow used by the authors for the study.</text:span></text:p>
      <text:p text:style-name="P13"/>
      <text:p text:style-name="P23">It is done in the corrected version. <text:span text:style-name="T80">This part is now in appendix and has been modified (l</text:span><text:span text:style-name="T129">ine 6</text:span><text:span text:style-name="T136">73</text:span><text:span text:style-name="T129"> to 71</text:span><text:span text:style-name="T136">5</text:span><text:span text:style-name="T129"> in R2</text:span><text:span text:style-name="T80">).</text:span></text:p>
      <text:p text:style-name="P23"/>
      <text:p text:style-name="P25"><text:span text:style-name="T71">3-</text:span>RESULTS</text:p>
      <text:p text:style-name="P30"/>
      <text:p text:style-name="P36"><text:span text:style-name="T22">3.1</text:span><text:span text:style-name="T72"> T</text:span>his short introduction of section 3 helped me understanding the main aim of this work and guessing the point of the authors. But it remained difficult for me to follow the author's approach, due to a lack of organization and a confusing description of the setup. Here again, it was not easy to find the link between the two parts of this section.</text:p>
      <text:p text:style-name="P36"/>
      <text:p text:style-name="P72"><text:span text:style-name="T81">As said previously, we have re-organized the manuscript and clarified some critical points </text:span><text:bookmark text:name="result_box5"/><text:span text:style-name="T82">t</text:span><text:span text:style-name="T44">o allow the reader to grasp the problem from the start</text:span><text:span text:style-name="T81">.</text:span></text:p>
      <text:p text:style-name="P15"/>
      <text:p text:style-name="P26">4-CONCLUSIONS</text:p>
      <text:p text:style-name="P31"/>
      <text:p text:style-name="P16"><text:span text:style-name="T20">4.1</text:span><text:span text:style-name="T73"> </text:span><text:span text:style-name="T1">At the end, the authors claim their study show that the equipment provides a good source reproducibility and that “an experimental source-line should be recommended instead of the hybrid correction of data”. I see how the authors performed the study and, despite the great lack of clarity in the manuscript, I feel confident with the results (obviously a source-line is the best way to tend toward 2D-like data). However, the manuscript in its present form is not suitable for publication in GJI. I would recommend the authors: (1) to work on a comprehensive review about the topic (3D data versus 2D interpretation tools) and then write an introduction with arguments and references supporting their work, (2) to completely re-organize the manuscript and improve its outline to better convey the information and (3) to show with a real example how modelling 2D-like data can help (thus demonstrating the interest of their approach with an actual application of their experimental tool). </text:span></text:p>
      <text:p text:style-name="P37"/>
      <text:p text:style-name="P39">Concerning remark (1) <text:s/>to work on a comprehensive review about the topic (3D data versus 2D interpretation tools) and then write an introduction with arguments and references supporting their work</text:p>
      <text:p text:style-name="P39"/>
      <text:p text:style-name="P50">As said previously, it is<text:span text:style-name="T91"> </text:span>done in <text:span text:style-name="T91">t</text:span>he corrected version. See responses to reviewer 2 for additionnal remarks and responses on this point. </text:p>
      <text:p text:style-name="P50"/>
      <text:p text:style-name="P51"><text:span text:style-name="T1">Concerning remark</text:span> <text:span text:style-name="T1">(2) to completely re-organize the manuscript and improve its outline to better convey the information</text:span></text:p>
      <text:p text:style-name="P40"/>
      <text:p text:style-name="P51">It is done in the corrected version.</text:p>
      <text:p text:style-name="P51"/>
      <text:p text:style-name="P51"><text:span text:style-name="T1">Concerning remark</text:span> <text:span text:style-name="T1">(3) to show with a real example how modelling 2D-like data can help (thus demonstrating the interest of their approach with an actual application of their experimental tool).</text:span></text:p>
      <text:p text:style-name="P54"/>
      <text:p text:style-name="P51"><text:span text:style-name="T50">T</text:span><text:span text:style-name="T44">he objective of this paper is not to </text:span><text:span text:style-name="T50">present</text:span><text:span text:style-name="T44"> an </text:span><text:span text:style-name="T50">imaging </text:span><text:span text:style-name="T44">application </text:span><text:span text:style-name="T50">which would be a particular case </text:span><text:span text:style-name="T44">but to propose a solution to the validation problem of 2D imaging methods that require </text:span><text:soft-page-break/><text:span text:style-name="T45">real/experimental </text:span><text:span text:style-name="T44">2D data. </text:span><text:span text:style-name="T50">To address the quality of the resulting data, we estimate t</text:span><text:span text:style-name="T46">he correlation coefficients <text:s/></text:span><text:span text:style-name="T50">as efficient quantitative indicators</text:span><text:span text:style-name="T46"> </text:span><text:span text:style-name="T49">for 2D seismic imaging methods.</text:span></text:p>
      <text:p text:style-name="P40"/>
      <text:p text:style-name="P52"><text:span text:style-name="T6">4.2 </text:span><text:span text:style-name="T1">I would, in addition, recommend authors to provide a numbered manuscript, with enough line-space for reviewers to comment and to give more detailed figures and captions. It is also important to correctly insert references and to check the reference list for typos.</text:span></text:p>
      <text:p text:style-name="P41"/>
      <text:p text:style-name="P53">The manuscript is now numbered, figures have been checked and modified (if needed) , and references have been corrected. <text:span text:style-name="T78">Other typos/references remarks have been taken into account (see responses to reviewer 2 section </text:span><text:span text:style-name="T7">5</text:span><text:span text:style-name="T78">).</text:spa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155"><text:soft-page-break/>REVISION 1 – REVIEWER 2</text:p>
      <text:p text:style-name="P88"/>
      <text:p text:style-name="P88">TITLE</text:p>
      <text:p text:style-name="P95"/>
      <text:p text:style-name="P104">Please change the title to a new one, not using the same as for the conference paper published in 2015.</text:p>
      <text:p text:style-name="P95"/>
      <text:p text:style-name="P96">Yes, it is done.</text:p>
      <text:p text:style-name="P96"/>
      <text:p text:style-name="P88">1-INTRODUCTION</text:p>
      <text:p text:style-name="P95"/>
      <text:p text:style-name="P104"><text:span text:style-name="T24">1.1</text:span><text:span text:style-name="T144"> </text:span>The manuscript motivates controlled experimental measurements by noticing that both synthetic benchmarks and validations of imaging techniques are generally limited. This is an important aspect, however it would be great to provide further motivation and background about small-scale physical modeling by the MUSC laboratory.</text:p>
      <text:p text:style-name="P95"/>
      <text:p text:style-name="P97">We have reorganized introduction and the section about MUSC laboratory . </text:p>
      <text:p text:style-name="P97"/>
      <text:p text:style-name="P98">In introduction, the following lines have been added :</text:p>
      <text:p text:style-name="P156">lines 88 to 90 <text:span text:style-name="T37">(</text:span><text:span text:style-name="T39">113</text:span><text:span text:style-name="T37"> to 1</text:span><text:span text:style-name="T39">28</text:span><text:span text:style-name="T37"> in R2)</text:span></text:p>
      <text:p text:style-name="P119"><text:span text:style-name="T181">lines 91 to line 106</text:span><text:span text:style-name="T99"> </text:span><text:span text:style-name="T37">(</text:span><text:span text:style-name="T40">119</text:span><text:span text:style-name="T37"> to 1</text:span><text:span text:style-name="T40">78</text:span><text:span text:style-name="T37"> in R2)</text:span></text:p>
      <text:p text:style-name="P118"><text:span text:style-name="T100">l</text:span><text:span text:style-name="T94">ine 119</text:span></text:p>
      <text:p text:style-name="P98"/>
      <text:p text:style-name="P74">In the section concerning the MUSC laboratory, different parts have been added to answer to the remarks below (see the indicated lines).</text:p>
      <text:p text:style-name="P95"/>
      <text:p text:style-name="P104"><text:span text:style-name="T25">1.2</text:span><text:span text:style-name="T145"> </text:span>When introducing small-scale physical modeling (page 3), it omitted references to many previous studies using thin-plate models for this same purpose. I think it would still be worthwhile to mention some of this work (sometimes referred to two-dimensional, plate wave or Lamb wave modelling), like Oliver et al. (1954), Angona (1960), Healy and Press (1960), O’Brien and Symes (1971), Pant et al. (1988) or more recent Mo et al. (2015). </text:p>
      <text:p text:style-name="P95"/>
      <text:p text:style-name="P99">References have been added in the corrected manuscript.</text:p>
      <text:p text:style-name="P99"/>
      <text:p text:style-name="P104"><text:span text:style-name="T26">1.3</text:span><text:span text:style-name="T146"> </text:span>A short explanation about the differences and limitations of 2-D versus 3-D physical modeling would be great to provide, in order to motivate the setup chosen of the MUSC laboratory.</text:p>
      <text:p text:style-name="P95"/>
      <text:p text:style-name="P100">It is done in the corrected version <text:span text:style-name="T147">in Introduction, </text:span><text:span text:style-name="T102">line </text:span><text:span text:style-name="T103">98 to line 106 </text:span><text:span text:style-name="T104">(1</text:span><text:span text:style-name="T110">20</text:span><text:span text:style-name="T104"> to 1</text:span><text:span text:style-name="T110">78</text:span><text:span text:style-name="T104"> in R2)</text:span><text:span text:style-name="T103">.</text:span></text:p>
      <text:p text:style-name="P75"/>
      <text:p text:style-name="P75"/>
      <text:p text:style-name="P104"><text:span text:style-name="T27">1.4</text:span><text:span text:style-name="T148"> </text:span>Also, the nomenclature and abbreviation used of ”Physical small-scale Modeling Methods (PSM)” is somewhat new, where most other literature uses terms like ”physical scale model”, ”physical modeling” or ”scale model data”. Thus, it would rather be ”Small-scale physical modeling methods”. The abbreviation PSM in the manuscript is hardly used and could be omitted altogether.</text:p>
      <text:p text:style-name="P104"/>
      <text:p text:style-name="P79">We use <text:span text:style-name="T149">”Small-scale physical modeling methods” </text:span>in the corrected version. </text:p>
      <text:p text:style-name="P104"><text:tab/></text:p>
      <text:p text:style-name="P104"><text:span text:style-name="T27">1.5</text:span><text:span text:style-name="T148"> Y</text:span>ou mention modeling surface waves as a reason not to immerse the model in say a water tank. However, you do not further discuss this important topic and the results presented in this study omit showing surface waves. It would be great to list limitations in physical <text:soft-page-break/>modeling of surface waves and clarify what you refer to as ”reflection echoes”, mentioned in the conclusions.</text:p>
      <text:p text:style-name="P104"/>
      <text:p text:style-name="P111">Concerning « ommit showing surface waves »</text:p>
      <text:p text:style-name="P112">Surface waves are presented but labelized as S-wave. Indeed, in a homogeneous medium, the <text:span text:style-name="T150">direct </text:span>S-wave propagating along the free-surface is a <text:span text:style-name="T151">non-dispersive </text:span>Rayleigh wave. <text:span text:style-name="T152">It is corrected in the corrected version. </text:span><text:s/></text:p>
      <text:p text:style-name="P111"/>
      <text:p text:style-name="P112"><text:span text:style-name="T1">Concerning</text:span> <text:span text:style-name="T10">”reflection echoes”</text:span></text:p>
      <text:p text:style-name="P113"><text:bookmark text:name="result_box11"/><text:span text:style-name="T44">Our words were wrongly chosen here , “r</text:span>eflected echoes » in the conclusion refers to ringing effects of the source in fact. <text:span text:style-name="T153">This ringing effect carried by the direct P and S/Rayleigh waves interfere with direct S/Rayleigh wave and reflected-wave arrivals respectively. This is corrected in the new version.</text:span></text:p>
      <text:p text:style-name="P113"/>
      <text:p text:style-name="P104">The findings presented on page 4 could be further structured. The manuscript mainly lists the following problem items addressed in this study: (1) line-source versus point-source modeling, (2) geometrical spreading corrections, (3) effective source time function, that is the transducer influence, (4) reproducibility of the experiment/measurement. These items could be separated into challenges related to the ”forward problem” of modeling wave propagation in 2-D (items 1,2), the ”inverse problem” of retrieving the correct source and <text:span text:style-name="T154">m</text:span>odel parameters (item 3), and finally the robustness, stability and precision of the measurement apparatus (item 4).</text:p>
      <text:p text:style-name="P95"/>
      <text:p text:style-name="P120"><text:span text:style-name="T83">Line 120 to line 140 </text:span><text:span text:style-name="T84">(1</text:span><text:span text:style-name="T85">53</text:span><text:span text:style-name="T84"> to 1</text:span><text:span text:style-name="T85">78</text:span><text:span text:style-name="T84"> in R2)</text:span><text:span text:style-name="T83">.</text:span><text:span text:style-name="T86"> </text:span><text:span text:style-name="T87">This part has been restructured in the corrected manuscript t</text:span><text:span text:style-name="T44">aking into account the difficulties in organizing the results. </text:span><text:span text:style-name="T89">We understand this remark but splitting into challenges would require, from our point of view, to rewrite largely the result s</text:span><text:span text:style-name="T90">ections</text:span><text:span text:style-name="T89">. Indeed, these challenges are strongly linked to each other: </text:span><text:span text:style-name="T90">(1) 3D-2D spreading correction and point-source versus line source, and (2) source reproducibility and source time function estimation. However, </text:span><text:span text:style-name="T51">we try to clarify at best these different results </text:span><text:span text:style-name="T52">and we now differentiate them in the introduction.</text:span></text:p>
      <text:p text:style-name="P95"/>
      <text:p text:style-name="P89">2-METHODS</text:p>
      <text:p text:style-name="P95"/>
      <text:p text:style-name="P121"><text:span text:style-name="T28">2.1</text:span><text:span text:style-name="T155"> </text:span>Since the focus of the study is on physical modeling, it would make sense to start presenting the MUSC laboratory (section 2.2) rather than the numerical method used for comparison (section 2.1).</text:p>
      <text:p text:style-name="P95"/>
      <text:p text:style-name="P101">We have reorganized the manuscript to present the MUSC laboratory first.</text:p>
      <text:p text:style-name="P95"/>
      <text:p text:style-name="P124"><text:span text:style-name="T29">2.2</text:span><text:span text:style-name="T156"> </text:span>Furthermore, when presenting the MUSC laboratory it would be helpful for readers to mention limitations which are expected. For example, it is known that ultrasonic transducers are resonant and narrow-band due to the physical properties of these devices. Also, the transducers are in general large compared to the minimum wavelength of the simulation, thus can impose directivity effects. <text:s/>Some of these effects have been studied by Fran ̧cois Bretaudeau et al. (2011) already, but it would be great to further mention and justify the selected frequency-bandwidths of 20 - 200 kHz and 300 - 800 kHz.</text:p>
      <text:p text:style-name="P95"/>
      <text:p text:style-name="P102">These remarks are tackled in the corrected version in 3 separated parts as following :</text:p>
      <text:p text:style-name="P104"/>
      <text:p text:style-name="P104"><text:span text:style-name="T157">1) </text:span>For example, it is known that ultrasonic transducers are resonant an<text:span text:style-name="T120">d narrow-band due </text:span>to the physical properties of these devices.</text:p>
      <text:p text:style-name="P104"/>
      <text:p text:style-name="P80">piezo-electrics components are indeed resonant. One of the difficulty to avoid the resonnant effect is the impedance adaptation of the transducer to the propagating medium. However, in MUSC, we use <text:soft-page-break/>tranducers who have been built with well-adapted shape, backing element and suited material for the contact to the medium, in order to be adapted to the impedence of the material that we use, as much as possible (for exemple, they are not adapted to alluminium blocks). That is specially the case of those adapted to a central frequency of 100 K<text:span text:style-name="T158">H</text:span>z in the paper. In the case of the higher frequency one (not used in the tests described here), a conical adaptator in resin between the transducer and the model allow to weak the resonant effect. This aspect is already described in (Bretaudeau et al, 2011) and, to <text:span text:style-name="T159">o</text:span>ur mind, it should not be repeated with long <text:span text:style-name="T120">developments in the present paper. However, it is recalled in the corrected version as recommended </text:span><text:span text:style-name="T122">in l</text:span><text:span text:style-name="T123">ines </text:span><text:span text:style-name="T122">161 to 163.</text:span></text:p>
      <text:p text:style-name="P80"/>
      <text:p text:style-name="P80"><text:span text:style-name="T159">Moreover, even if the resonnant effect are avoided,</text:span><text:span text:style-name="T1"> </text:span>the response of the transducer remains as a filtering effect to the electrical signal injected in input. <text:span text:style-name="T159">This aspect is a critical point tackled in the present proposed article. We have added </text:span><text:span text:style-name="T122">sentences </text:span><text:span text:style-name="T130">lines 163 to 168 </text:span><text:span text:style-name="T131">(</text:span><text:span text:style-name="T137">201 </text:span><text:span text:style-name="T131">to </text:span><text:span text:style-name="T137">208</text:span><text:span text:style-name="T131"> in R2)</text:span></text:p>
      <text:p text:style-name="P105"/>
      <text:p text:style-name="P103"><text:span text:style-name="T1">Concerning the narrow-band aspect</text:span><text:span text:style-name="T94">, </text:span><text:span text:style-name="T105">l</text:span><text:span text:style-name="T106">ines </text:span><text:span text:style-name="T105">238 to 242 </text:span><text:span text:style-name="T107">(2</text:span><text:span text:style-name="T111">78</text:span><text:span text:style-name="T107"> to 2</text:span><text:span text:style-name="T111">82</text:span><text:span text:style-name="T107"> in R2)</text:span><text:span text:style-name="T101"> </text:span><text:span text:style-name="T96">have been </text:span><text:span text:style-name="T97"><text:s/>added.</text:span></text:p>
      <text:p text:style-name="P81"/>
      <text:p text:style-name="P103"/>
      <text:p text:style-name="P106">2) <text:s/><text:span text:style-name="T149">Also, the transducers are in general large compared to the minimum wavelength of the simulation, thus can impose directivity effects. <text:s/>Some of these effects have been studied by Fran ̧cois Bretaudeau et al. (2011) already, but it would be great to further mention</text:span></text:p>
      <text:p text:style-name="P102"/>
      <text:p text:style-name="P102">Precisions about this have been added in the corrected version <text:span text:style-name="T130">lines</text:span><text:span text:style-name="T124"> </text:span><text:span text:style-name="T130">178 to 188 (</text:span><text:span text:style-name="T138">216 </text:span><text:span text:style-name="T130">to </text:span><text:span text:style-name="T138">227</text:span><text:span text:style-name="T130"> in R2)</text:span></text:p>
      <text:p text:style-name="P107"/>
      <text:p text:style-name="P102"/>
      <text:p text:style-name="P106">3) <text:span text:style-name="T149">and justify the selected frequency-bandwidths of 20 - 200 kHz and 300 - 800 kHz.</text:span></text:p>
      <text:p text:style-name="P106"/>
      <text:p text:style-name="P82">It has been clarified in the corrected version through the <text:span text:style-name="T160">text </text:span><text:span text:style-name="T130">lines 188 to 196 (</text:span><text:span text:style-name="T138">227</text:span><text:span text:style-name="T130"> to 2</text:span><text:span text:style-name="T138">35</text:span><text:span text:style-name="T130"> in R2)</text:span></text:p>
      <text:p text:style-name="P82"/>
      <text:p text:style-name="P76"/>
      <text:p text:style-name="P104"><text:span text:style-name="T30">2.3</text:span><text:span text:style-name="T161"> </text:span>Also, it would be great to evaluate the precision achieved of the measurements in the MUSC laboratory. For example, the precision of the positioning of the receiver position is stated as ±10μm which for a shortest wavelength of 1mm amounts to a precision of 1%. So does the vertical offset measurement by a laser beam with a 20μm diameter, thus the measurement is not exactly a point measurement but an average over a small surface fraction. One could briefly present for the chosen setups what error of the measurement would be expected. Since this is one of the advantages of laboratory settings, you could put error bars on the traces.</text:p>
      <text:p text:style-name="P114"/>
      <text:p text:style-name="P76">It has been clarified in the corrected version through the <text:span text:style-name="T130">lines 152 to 154 and lines 227 to 237. (</text:span><text:span text:style-name="T140">190</text:span><text:span text:style-name="T130"> to </text:span><text:span text:style-name="T139">194</text:span><text:span text:style-name="T130"> and 2</text:span><text:span text:style-name="T141">66</text:span><text:span text:style-name="T130"> to 2</text:span><text:span text:style-name="T141">77</text:span><text:span text:style-name="T130"> in R2).</text:span></text:p>
      <text:p text:style-name="P76"/>
      <text:p text:style-name="P77"/>
      <text:p text:style-name="P104"><text:span text:style-name="T31">2.4 </text:span>The same consideration also holds for the ringing of the transducers which will likely look different at different central frequencies. One could present the ringing for different central frequencies of the source, to better highlight in which frequency regime the transducers affect measurements and need to be treated more carefully as is then done in the following of this study.</text:p>
      <text:p text:style-name="P104"/>
      <text:p text:style-name="P108"><text:span text:style-name="T98">The frequancial effects of the transducer is tackled thorugh the entire waveform, as </text:span><text:span text:style-name="T96">indicated</text:span><text:span text:style-name="T98"> in the modified version</text:span><text:span text:style-name="T108"> </text:span><text:span text:style-name="T105">168 to 170 </text:span><text:span text:style-name="T109">(</text:span><text:span text:style-name="T112">201</text:span><text:span text:style-name="T109"> to </text:span><text:span text:style-name="T112">208</text:span><text:span text:style-name="T109"> in R2)</text:span></text:p>
      <text:p text:style-name="P149"/>
      <text:p text:style-name="P90"><text:span text:style-name="T162">3-R</text:span>ESULTS</text:p>
      <text:p text:style-name="P92"/>
      <text:p text:style-name="P136"><text:soft-page-break/><text:span text:style-name="T32">3.1</text:span><text:span text:style-name="T162"> </text:span>It would help to start clarifying which 2-D numerical result is <text:span text:style-name="T88">compared against which 3-D experimental data and somehow introduce nomenclature for 3-D experimental point-source, 3-D experimentally constructed line-source and 2-D numerical line-source.</text:span></text:p>
      <text:p text:style-name="P122"/>
      <text:p text:style-name="P78"><text:span text:style-name="T67">T</text:span><text:span text:style-name="T59">his has been taken into account and the proposed nomenclatures are now incorporated </text:span><text:span text:style-name="T68">in the corrected version</text:span><text:span text:style-name="T59">.</text:span></text:p>
      <text:p text:style-name="P149"/>
      <text:p text:style-name="P143"><text:span text:style-name="T64">3.2</text:span><text:span text:style-name="T66"> </text:span><text:span text:style-name="T65">Section 3.2 would be great to further subdivide into new sub-sections: The first part deals with reproducing single measurements to validate the reproducibility of the source. The second part deals with the effective source time function estimation, starting at page 14, line 29 (”In the second step ...”). The third part introduces the new 2-layer model called BiAlt, thus deals with a new experimental setup (page 15, line 8) and comparison. It would help to put these into different sub-sections and discuss each result separately.</text:span></text:p>
      <text:p text:style-name="P121"/>
      <text:p text:style-name="P153"><text:bookmark text:name="tw-target-text5"/>For convenience, the RESULTS section has been reorganized into three separate parts, hoping that this will allow for better understanding of the results.</text:p>
      <text:p text:style-name="P123"/>
      <text:p text:style-name="P144"><text:span text:style-name="T33">3.3</text:span><text:span text:style-name="T163"> </text:span>Also, in your comparisons between different traces you use a correlation coefficient over the whole <text:span text:style-name="T88">trace length. Since you already see and discuss different effects on P-, S-, PP- and PS-phases, it would make sense to further separate the comparisons into just comparing a single phase. This would ma­ke it clearer in how well a P-wave, S-wave or PP- or PS-reflection is treated in the geometrical spreading and 2D line-source approximations. </text:span></text:p>
      <text:p text:style-name="P115"/>
      <text:p text:style-name="P116"><text:span text:style-name="T164">A</text:span>dditionnal correlation coefficients for P-, S/<text:span text:style-name="T164">Rayleigh</text:span>- and PP-reflected waves have been added to <text:s/>figures <text:span text:style-name="T165">8 and 9 (figures 9 and 10 in the previous version)</text:span>. <text:span text:style-name="T166">Psv-reflected wave is difficult to locate on real data, so the correlation coefficient has not been calculated for it. Results are discussed.</text:span></text:p>
      <text:p text:style-name="P117">Line 442 to line 446 <text:span text:style-name="T182">(483 to 488 in R2) </text:span>and from line 462 to line 465 <text:span text:style-name="T182">(504 to 507 in R2)</text:span>. </text:p>
      <text:p text:style-name="P149"/>
      <text:p text:style-name="P150">4-CONCLUSIONS</text:p>
      <text:p text:style-name="P151">4.1<text:span text:style-name="T167"> </text:span><text:span text:style-name="T168">Would it be that you verified experimentally that you can construct a line-source using the MUSC laboratory? or would it be that the geometrical spreading transformation applied to 3-D data is only accurate for P- and S-phases, but not reflected ones like PP- or PS-phases?</text:span></text:p>
      <text:p text:style-name="P152"><text:span text:style-name="T169">We</text:span><text:span text:style-name="T168"> </text:span><text:span text:style-name="T167">think that the most important result is the 3D constructed line-source since other publications have already shown limitations of geometrical spreading correction methods.</text:span></text:p>
      <text:p text:style-name="P109"><text:span text:style-name="T34">4.</text:span><text:span text:style-name="T35">2</text:span><text:span text:style-name="T170"> The very last sentence mentions the addition of new measurements in the MUSC laboratory by Valensi et al. (2015). It would be great to shortly explain this addition in the introduction and why it hasn’t been used for this study.</text:span></text:p>
      <text:p text:style-name="P83"/>
      <text:p text:style-name="P84">Valensi et al. (2015) have introduced horizontal component in the MUSC laboratory. However, <text:span text:style-name="T171">when this study was realized</text:span> the horizontal component <text:span text:style-name="T172">was not fully</text:span> calibrated and signal-noise ratio issues <text:span text:style-name="T173">were </text:span>persist<text:span text:style-name="T173">ant</text:span>. <text:span text:style-name="T174">Furthermore, some data were generated before the improvement of the laser interformeter. Consequently, we use only the vertical component.</text:span></text:p>
      <text:p text:style-name="P148"><text:span text:style-name="T174">comment – </text:span>It is a work in progress that will require a little more time before being fully finalized.</text:p>
      <text:p text:style-name="P149"/>
      <text:p text:style-name="P91"><text:span text:style-name="T175">5- O</text:span>THER REMARKS</text:p>
      <text:p text:style-name="P85"/>
      <text:p text:style-name="P93">Manuscript text</text:p>
      <text:p text:style-name="P104"><text:soft-page-break/></text:p>
      <text:p text:style-name="P137">page 2, line 2: ”2 D and 3 D” please see if 2D and 3D or 2-D and 3-D could be used in a more coherent way throughout the text.</text:p>
      <text:p text:style-name="P137"/>
      <text:p text:style-name="P139">It's done.</text:p>
      <text:p text:style-name="P138"/>
      <text:p text:style-name="P137">page 2, line 49: ”algorithms innovations” just use e.g. ”algorithms”.</text:p>
      <text:p text:style-name="P137"/>
      <text:p text:style-name="P139">It's done.</text:p>
      <text:p text:style-name="P137"/>
      <text:p text:style-name="P137">page 3, line 56: ”sharp similarities” maybe better ”close ..”.</text:p>
      <text:p text:style-name="P137"/>
      <text:p text:style-name="P139">OK.</text:p>
      <text:p text:style-name="P138"/>
      <text:p text:style-name="P137">page 4, line 33: ”It is based on the following findings.” awkward ending of a paragraph. </text:p>
      <text:p text:style-name="P137"/>
      <text:p text:style-name="P139">Yes, it's awkward...<text:span text:style-name="T176">corrected</text:span>.</text:p>
      <text:p text:style-name="P137"/>
      <text:p text:style-name="P126">page 4, line 38: ”3D/2D geometrical spreading effects” it would be clearer saying ”3D-to-2D geometrical spreading corrections”.</text:p>
      <text:p text:style-name="P126"/>
      <text:p text:style-name="P129">OK.</text:p>
      <text:p text:style-name="P104"/>
      <text:p text:style-name="P140">page 6, line 56: ”Since the wave equation is linear” the sentence sounds a bit odd, maybe ”For the <text:span text:style-name="T177">li</text:span>nearized wave equation, ..”</text:p>
      <text:p text:style-name="P140"/>
      <text:p text:style-name="P142">It's done.</text:p>
      <text:p text:style-name="P141">h</text:p>
      <text:p text:style-name="P131">page 8, line 24: ”finely” ? could be omitted</text:p>
      <text:p text:style-name="P131"/>
      <text:p text:style-name="P132">OK.</text:p>
      <text:p text:style-name="P131"/>
      <text:p text:style-name="P121">”In the far-field approximation, ..” You show the single-velocity transformation in eq. (10) and then state ”is recommended for small offsets”. This seems to contradict with the initial far-field assumption. Maybe you could clarify it.</text:p>
      <text:p text:style-name="P125"/>
      <text:p text:style-name="P133"><text:span text:style-name="T178">We have no physical explanation for this. We can just refer to Schafer (2014) and Forbirger (2014) who have shown, on the basis of numerical tests, that single-velocity transformation is better for small-offset while direct-wave transform is better for large-offset.</text:span><text:span text:style-name="T53"> </text:span><text:span text:style-name="T54">This “clarification” has been added to the manuscript </text:span><text:span text:style-name="T55">(see appendix </text:span><text:span text:style-name="T56">line 695 to line 698</text:span><text:span text:style-name="T55">)</text:span><text:span text:style-name="T54">.</text:span></text:p>
      <text:p text:style-name="P134"/>
      <text:p text:style-name="P131">page 15, line 57: ”..to inverse crime.” the sentence sounds strange.</text:p>
      <text:p text:style-name="P104"/>
      <text:p text:style-name="P86">Indeed...</text:p>
      <text:p text:style-name="P104"/>
      <text:p text:style-name="P145"/>
      <text:p text:style-name="P145">Figures</text:p>
      <text:p text:style-name="P143"/>
      <text:p text:style-name="P110"><text:span text:style-name="T69">Figure 2</text:span><text:span text:style-name="T70">: This figure is not referenced in the text. There is also no explanation of why the traces lack in the middle (closest to the source). Furthermore, the images all show glitches at different offsets which are not apparent in for example figure 6 (c). It would be nice to explain in the manuscript text what is shown here.</text:span></text:p>
      <text:p text:style-name="P125"><text:soft-page-break/></text:p>
      <text:p text:style-name="P135">Figure 2 shows three multireceiver acquisition for the BiAlt model. The traces lack in the middle is related to the position of the laser over the piezo-electric source so that no trace can be recorded. The glitches on figure 2 which are not present on other figures are related to interferometer wear during acquisitions shown in figure 2.</text:p>
      <text:p text:style-name="P135"/>
      <text:p text:style-name="P143"><text:span text:style-name="T179">Figure 3 and 4</text:span>: The figures only show the BiAlt model. It would be great to also show the first model used which is the homogeneous one next to it, in both figures. This would make it clearer that the study is conducting experiments on two different models.</text:p>
      <text:p text:style-name="P146"/>
      <text:p text:style-name="P147">Done for figure 3, figure 4 from the previous version has been removed.</text:p>
      <text:p text:style-name="P146"/>
      <text:p text:style-name="P126">Figure 9: there is no need to additionally label the image with (a) or reference it as Fig. 9(a). It then is just figure 9.</text:p>
      <text:p text:style-name="P127"/>
      <text:p text:style-name="P130">It's done. <text:span text:style-name="T180">Figure 9 is now Figure 8.</text:span></text:p>
      <text:p text:style-name="P128"/>
      <text:p text:style-name="P94">References</text:p>
      <text:p text:style-name="P83"/>
      <text:p text:style-name="P104">Please note that in many references on page 17 - 19, the usage of 2D, 3-D or CO2 became 2d, 3-d and co2 and would need to be corrected. </text:p>
      <text:p text:style-name="P87"/>
      <text:p text:style-name="P73">It is d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geotd </meta:initial-creator>
    <meta:creation-date>2016-10-10T12:23:50.292675998</meta:creation-date>
    <dc:date>2017-04-05T16:13:20.016432584</dc:date>
    <meta:editing-duration>PT9H32M25S</meta:editing-duration>
    <meta:editing-cycles>174</meta:editing-cycles>
    <meta:generator>LibreOffice/4.3.3.2$Linux_X86_64 LibreOffice_project/430m0$Build-2</meta:generator>
    <dc:creator>pageotd </dc:creator>
    <meta:document-statistic meta:table-count="0" meta:image-count="0" meta:object-count="0" meta:page-count="11" meta:paragraph-count="139" meta:word-count="4655" meta:character-count="28232" meta:non-whitespace-character-count="23681"/>
  </office:meta>
</office:document-meta>
</file>